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1.7827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9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49">
      <style:table-cell-properties fo:border-bottom="0.99pt solid #000000" fo:border-left="0.99pt solid #000000" fo:border-right="none" fo:border-top="none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4" style:family="table-cell" style:parent-style-name="Pivot_20_Table_20_Category" style:data-style-name="N49">
      <style:table-cell-properties fo:border-bottom="0.99pt solid #000000" fo:border-left="none" fo:border-right="none" fo:border-top="none"/>
    </style:style>
    <style:style style:name="ce15" style:family="table-cell" style:parent-style-name="Pivot_20_Table_20_Value">
      <style:table-cell-properties fo:border-bottom="none" fo:border-left="none" fo:border-right="none" fo:border-top="0.99pt solid #000000"/>
    </style:style>
    <style:style style:name="ce16" style:family="table-cell" style:parent-style-name="Pivot_20_Table_20_Value">
      <style:table-cell-properties fo:border-bottom="0.99pt solid #000000" fo:border-left="none" fo:border-right="none" fo:border-top="none"/>
    </style:style>
    <style:style style:name="ce1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>
      <style:table-cell-properties fo:border-bottom="none" fo:border-left="none" fo:border-right="0.99pt solid #000000" fo:border-top="none"/>
    </style:style>
    <style:style style:name="ce2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49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usage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okens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48:31 P.M</text:p>
          </table:table-cell>
          <table:table-cell office:value-type="string" calcext:value-type="string">
            <text:p><text:s/>jacebenson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49:08 P.M</text:p>
          </table:table-cell>
          <table:table-cell office:value-type="string" calcext:value-type="string">
            <text:p><text:s/>jacebenson 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49:32 P.M</text:p>
          </table:table-cell>
          <table:table-cell office:value-type="string" calcext:value-type="string">
            <text:p><text:s/>jacebenson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49:59 P.M</text:p>
          </table:table-cell>
          <table:table-cell office:value-type="string" calcext:value-type="string">
            <text:p><text:s/>jacebenson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0:19 P.M</text:p>
          </table:table-cell>
          <table:table-cell office:value-type="string" calcext:value-type="string">
            <text:p><text:s/>jacebenson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0:31 P.M</text:p>
          </table:table-cell>
          <table:table-cell office:value-type="string" calcext:value-type="string">
            <text:p><text:s/>jacebenson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3:59 P.M</text:p>
          </table:table-cell>
          <table:table-cell office:value-type="string" calcext:value-type="string">
            <text:p><text:s/>jacebenson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4:13 P.M</text:p>
          </table:table-cell>
          <table:table-cell office:value-type="string" calcext:value-type="string">
            <text:p><text:s/>jacebenson 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6:13 P.M</text:p>
          </table:table-cell>
          <table:table-cell office:value-type="string" calcext:value-type="string">
            <text:p><text:s/>jacebenson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6:26 P.M</text:p>
          </table:table-cell>
          <table:table-cell office:value-type="string" calcext:value-type="string">
            <text:p><text:s/>jacebenson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6:45 P.M</text:p>
          </table:table-cell>
          <table:table-cell office:value-type="string" calcext:value-type="string">
            <text:p><text:s/>jacebenson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7:10 P.M</text:p>
          </table:table-cell>
          <table:table-cell office:value-type="string" calcext:value-type="string">
            <text:p><text:s/>jacebenson 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8:09 P.M</text:p>
          </table:table-cell>
          <table:table-cell office:value-type="string" calcext:value-type="string">
            <text:p><text:s/>jacebenson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11:59:09 P.M</text:p>
          </table:table-cell>
          <table:table-cell office:value-type="string" calcext:value-type="string">
            <text:p><text:s/>jacebenson 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7:50:39 P.M</text:p>
          </table:table-cell>
          <table:table-cell office:value-type="string" calcext:value-type="string">
            <text:p><text:s/>jacebenson 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string" calcext:value-type="string">
            <text:p><text:s/>7:55:57 P.M</text:p>
          </table:table-cell>
          <table:table-cell office:value-type="string" calcext:value-type="string">
            <text:p><text:s/>jacebenson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:33:46 A.M</text:p>
          </table:table-cell>
          <table:table-cell office:value-type="string" calcext:value-type="string">
            <text:p><text:s/>jacebenson 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:37:44 A.M</text:p>
          </table:table-cell>
          <table:table-cell office:value-type="string" calcext:value-type="string">
            <text:p><text:s/>jacebenson 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:44:49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:46:02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1:16 A.M</text:p>
          </table:table-cell>
          <table:table-cell office:value-type="string" calcext:value-type="string">
            <text:p><text:s/>jacebenson 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2:14 A.M</text:p>
          </table:table-cell>
          <table:table-cell office:value-type="string" calcext:value-type="string">
            <text:p><text:s/>jacebenson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2:47 A.M</text:p>
          </table:table-cell>
          <table:table-cell office:value-type="string" calcext:value-type="string">
            <text:p><text:s/>jacebenson 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2:49 P.M</text:p>
          </table:table-cell>
          <table:table-cell office:value-type="string" calcext:value-type="string">
            <text:p><text:s/>jacebenson 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3:03 P.M</text:p>
          </table:table-cell>
          <table:table-cell office:value-type="string" calcext:value-type="string">
            <text:p><text:s/>jacebenson 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3:32 A.M</text:p>
          </table:table-cell>
          <table:table-cell office:value-type="string" calcext:value-type="string">
            <text:p><text:s/>jacebenson 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4:14 A.M</text:p>
          </table:table-cell>
          <table:table-cell office:value-type="string" calcext:value-type="string">
            <text:p><text:s/>jacebenson 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6:19 A.M</text:p>
          </table:table-cell>
          <table:table-cell office:value-type="string" calcext:value-type="string">
            <text:p><text:s/>jeffl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7:11 A.M</text:p>
          </table:table-cell>
          <table:table-cell office:value-type="string" calcext:value-type="string">
            <text:p><text:s/>jeffl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09:05 A.M</text:p>
          </table:table-cell>
          <table:table-cell office:value-type="string" calcext:value-type="string">
            <text:p><text:s/>jeffl 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4:41 A.M</text:p>
          </table:table-cell>
          <table:table-cell office:value-type="string" calcext:value-type="string">
            <text:p><text:s/>jeffl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5:20 A.M</text:p>
          </table:table-cell>
          <table:table-cell office:value-type="string" calcext:value-type="string">
            <text:p><text:s/>jeffl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5:43 A.M</text:p>
          </table:table-cell>
          <table:table-cell office:value-type="string" calcext:value-type="string">
            <text:p><text:s/>jeffl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5:51 A.M</text:p>
          </table:table-cell>
          <table:table-cell office:value-type="string" calcext:value-type="string">
            <text:p><text:s/>jeffl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6:15 A.M</text:p>
          </table:table-cell>
          <table:table-cell office:value-type="string" calcext:value-type="string">
            <text:p><text:s/>jeffl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7:48 A.M</text:p>
          </table:table-cell>
          <table:table-cell office:value-type="string" calcext:value-type="string">
            <text:p><text:s/>jeffl 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8:50 A.M</text:p>
          </table:table-cell>
          <table:table-cell office:value-type="string" calcext:value-type="string">
            <text:p><text:s/>jeffl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19:36 A.M</text:p>
          </table:table-cell>
          <table:table-cell office:value-type="string" calcext:value-type="string">
            <text:p><text:s/>jeffl 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21:43 A.M</text:p>
          </table:table-cell>
          <table:table-cell office:value-type="string" calcext:value-type="string">
            <text:p><text:s/>jeffl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0:22:54 A.M</text:p>
          </table:table-cell>
          <table:table-cell office:value-type="string" calcext:value-type="string">
            <text:p><text:s/>jeffl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08:44 P.M</text:p>
          </table:table-cell>
          <table:table-cell office:value-type="string" calcext:value-type="string">
            <text:p><text:s/>jacebenson 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09:29 P.M</text:p>
          </table:table-cell>
          <table:table-cell office:value-type="string" calcext:value-type="string">
            <text:p><text:s/>jacebenson 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17:07 A.M</text:p>
          </table:table-cell>
          <table:table-cell office:value-type="string" calcext:value-type="string">
            <text:p><text:s/>jacebenson 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1:18 P.M</text:p>
          </table:table-cell>
          <table:table-cell office:value-type="string" calcext:value-type="string">
            <text:p><text:s/>jacebenson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2:09 P.M</text:p>
          </table:table-cell>
          <table:table-cell office:value-type="string" calcext:value-type="string">
            <text:p><text:s/>jacebenson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8:04 P.M</text:p>
          </table:table-cell>
          <table:table-cell office:value-type="string" calcext:value-type="string">
            <text:p><text:s/>jacebenson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8:32 P.M</text:p>
          </table:table-cell>
          <table:table-cell office:value-type="string" calcext:value-type="string">
            <text:p><text:s/>jacebenson 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8:53 P.M</text:p>
          </table:table-cell>
          <table:table-cell office:value-type="string" calcext:value-type="string">
            <text:p><text:s/>jacebenson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9:08 P.M</text:p>
          </table:table-cell>
          <table:table-cell office:value-type="string" calcext:value-type="string">
            <text:p><text:s/>jacebenson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9:14 P.M</text:p>
          </table:table-cell>
          <table:table-cell office:value-type="string" calcext:value-type="string">
            <text:p><text:s/>jacebenson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29:41 P.M</text:p>
          </table:table-cell>
          <table:table-cell office:value-type="string" calcext:value-type="string">
            <text:p><text:s/>jacebenson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2:03 P.M</text:p>
          </table:table-cell>
          <table:table-cell office:value-type="string" calcext:value-type="string">
            <text:p><text:s/>jacebenson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2:19 P.M</text:p>
          </table:table-cell>
          <table:table-cell office:value-type="string" calcext:value-type="string">
            <text:p><text:s/>jacebenson 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2:34 P.M</text:p>
          </table:table-cell>
          <table:table-cell office:value-type="string" calcext:value-type="string">
            <text:p><text:s/>jacebenson 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4:18 P.M</text:p>
          </table:table-cell>
          <table:table-cell office:value-type="string" calcext:value-type="string">
            <text:p><text:s/>jacebenson 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6:57 P.M</text:p>
          </table:table-cell>
          <table:table-cell office:value-type="string" calcext:value-type="string">
            <text:p><text:s/>jacebenson 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7:34 P.M</text:p>
          </table:table-cell>
          <table:table-cell office:value-type="string" calcext:value-type="string">
            <text:p><text:s/>jacebenso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39:21 P.M</text:p>
          </table:table-cell>
          <table:table-cell office:value-type="string" calcext:value-type="string">
            <text:p><text:s/>jacebenson 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42:49 P.M</text:p>
          </table:table-cell>
          <table:table-cell office:value-type="string" calcext:value-type="string">
            <text:p><text:s/>jacebenson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48:43 P.M</text:p>
          </table:table-cell>
          <table:table-cell office:value-type="string" calcext:value-type="string">
            <text:p><text:s/>jacebenson 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0:38 P.M</text:p>
          </table:table-cell>
          <table:table-cell office:value-type="string" calcext:value-type="string">
            <text:p><text:s/>jacebenson 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2:04 P.M</text:p>
          </table:table-cell>
          <table:table-cell office:value-type="string" calcext:value-type="string">
            <text:p><text:s/>jacebenson 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2:28 P.M</text:p>
          </table:table-cell>
          <table:table-cell office:value-type="string" calcext:value-type="string">
            <text:p><text:s/>jacebenson 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3:53 A.M</text:p>
          </table:table-cell>
          <table:table-cell office:value-type="string" calcext:value-type="string">
            <text:p><text:s/>jacebenson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4:05 P.M</text:p>
          </table:table-cell>
          <table:table-cell office:value-type="string" calcext:value-type="string">
            <text:p><text:s/>jacebenson 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4:28 A.M</text:p>
          </table:table-cell>
          <table:table-cell office:value-type="string" calcext:value-type="string">
            <text:p><text:s/>jacebenson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7:40 A.M</text:p>
          </table:table-cell>
          <table:table-cell office:value-type="string" calcext:value-type="string">
            <text:p><text:s/>jacebenson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8:07 A.M</text:p>
          </table:table-cell>
          <table:table-cell office:value-type="string" calcext:value-type="string">
            <text:p><text:s/>jacebenson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8:32 A.M</text:p>
          </table:table-cell>
          <table:table-cell office:value-type="string" calcext:value-type="string">
            <text:p><text:s/>jacebenson 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8:55 A.M</text:p>
          </table:table-cell>
          <table:table-cell office:value-type="string" calcext:value-type="string">
            <text:p><text:s/>jacebenson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9:25 A.M</text:p>
          </table:table-cell>
          <table:table-cell office:value-type="string" calcext:value-type="string">
            <text:p><text:s/>jacebenson 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1:59:46 A.M</text:p>
          </table:table-cell>
          <table:table-cell office:value-type="string" calcext:value-type="string">
            <text:p><text:s/>jacebenson 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00:18 P.M</text:p>
          </table:table-cell>
          <table:table-cell office:value-type="string" calcext:value-type="string">
            <text:p><text:s/>jacebenso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00:54 P.M</text:p>
          </table:table-cell>
          <table:table-cell office:value-type="string" calcext:value-type="string">
            <text:p><text:s/>jacebenso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07:36 A.M</text:p>
          </table:table-cell>
          <table:table-cell office:value-type="string" calcext:value-type="string">
            <text:p><text:s/>jacebenson 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09:21 A.M</text:p>
          </table:table-cell>
          <table:table-cell office:value-type="string" calcext:value-type="string">
            <text:p><text:s/>jacebenson 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11:31 A.M</text:p>
          </table:table-cell>
          <table:table-cell office:value-type="string" calcext:value-type="string">
            <text:p><text:s/>jacebenson 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14:19 A.M</text:p>
          </table:table-cell>
          <table:table-cell office:value-type="string" calcext:value-type="string">
            <text:p><text:s/>jacebenson 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16:01 A.M</text:p>
          </table:table-cell>
          <table:table-cell office:value-type="string" calcext:value-type="string">
            <text:p><text:s/>jacebenson 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16:51 A.M</text:p>
          </table:table-cell>
          <table:table-cell office:value-type="string" calcext:value-type="string">
            <text:p><text:s/>jacebenson 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31:29 A.M</text:p>
          </table:table-cell>
          <table:table-cell office:value-type="string" calcext:value-type="string">
            <text:p><text:s/>jacebenso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31:29 A.M</text:p>
          </table:table-cell>
          <table:table-cell office:value-type="string" calcext:value-type="string">
            <text:p><text:s/>jacebenson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39:29 A.M</text:p>
          </table:table-cell>
          <table:table-cell office:value-type="string" calcext:value-type="string">
            <text:p><text:s/>jacebenson 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39:58 A.M</text:p>
          </table:table-cell>
          <table:table-cell office:value-type="string" calcext:value-type="string">
            <text:p><text:s/>jacebenson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40:17 A.M</text:p>
          </table:table-cell>
          <table:table-cell office:value-type="string" calcext:value-type="string">
            <text:p><text:s/>jacebenson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42:57 A.M</text:p>
          </table:table-cell>
          <table:table-cell office:value-type="string" calcext:value-type="string">
            <text:p><text:s/>jacebenson 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49:32 A.M</text:p>
          </table:table-cell>
          <table:table-cell office:value-type="string" calcext:value-type="string">
            <text:p><text:s/>jacebenson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0:18 A.M</text:p>
          </table:table-cell>
          <table:table-cell office:value-type="string" calcext:value-type="string">
            <text:p><text:s/>jacebenson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0:43 A.M</text:p>
          </table:table-cell>
          <table:table-cell office:value-type="string" calcext:value-type="string">
            <text:p><text:s/>jacebenson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1:15 A.M</text:p>
          </table:table-cell>
          <table:table-cell office:value-type="string" calcext:value-type="string">
            <text:p><text:s/>jacebenson 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1:57 A.M</text:p>
          </table:table-cell>
          <table:table-cell office:value-type="string" calcext:value-type="string">
            <text:p><text:s/>jacebenson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2:30 A.M</text:p>
          </table:table-cell>
          <table:table-cell office:value-type="string" calcext:value-type="string">
            <text:p><text:s/>jacebenson 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12:53:14 A.M</text:p>
          </table:table-cell>
          <table:table-cell office:value-type="string" calcext:value-type="string">
            <text:p><text:s/>jacebenson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2:07:44 A.M</text:p>
          </table:table-cell>
          <table:table-cell office:value-type="string" calcext:value-type="string">
            <text:p><text:s/>jacebenson 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2:08:30 A.M</text:p>
          </table:table-cell>
          <table:table-cell office:value-type="string" calcext:value-type="string">
            <text:p><text:s/>jacebenson 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2:09:03 A.M</text:p>
          </table:table-cell>
          <table:table-cell office:value-type="string" calcext:value-type="string">
            <text:p><text:s/>jacebenson 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00:04 P.M</text:p>
          </table:table-cell>
          <table:table-cell office:value-type="string" calcext:value-type="string">
            <text:p><text:s/>kevin.eldridge 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09:56 P.M</text:p>
          </table:table-cell>
          <table:table-cell office:value-type="string" calcext:value-type="string">
            <text:p><text:s/>kevin.eldridge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15:20 P.M</text:p>
          </table:table-cell>
          <table:table-cell office:value-type="string" calcext:value-type="string">
            <text:p><text:s/>jacebenson 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17:39 P.M</text:p>
          </table:table-cell>
          <table:table-cell office:value-type="string" calcext:value-type="string">
            <text:p><text:s/>jacebenson 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25:24 P.M</text:p>
          </table:table-cell>
          <table:table-cell office:value-type="string" calcext:value-type="string">
            <text:p><text:s/>jacebenson 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2:49 P.M</text:p>
          </table:table-cell>
          <table:table-cell office:value-type="string" calcext:value-type="string">
            <text:p><text:s/>jacebenson 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3:16 P.M</text:p>
          </table:table-cell>
          <table:table-cell office:value-type="string" calcext:value-type="string">
            <text:p><text:s/>jacebenson 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3:35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4:30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6:52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7:11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8:07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3:48:15 P.M</text:p>
          </table:table-cell>
          <table:table-cell office:value-type="string" calcext:value-type="string">
            <text:p><text:s/>jacebenson 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14:32 P.M</text:p>
          </table:table-cell>
          <table:table-cell office:value-type="string" calcext:value-type="string">
            <text:p><text:s/>jacebenson 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17:02 P.M</text:p>
          </table:table-cell>
          <table:table-cell office:value-type="string" calcext:value-type="string">
            <text:p><text:s/>jacebenson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17:42 P.M</text:p>
          </table:table-cell>
          <table:table-cell office:value-type="string" calcext:value-type="string">
            <text:p><text:s/>jacebenson 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18:06 P.M</text:p>
          </table:table-cell>
          <table:table-cell office:value-type="string" calcext:value-type="string">
            <text:p><text:s/>jacebenson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1:06 P.M</text:p>
          </table:table-cell>
          <table:table-cell office:value-type="string" calcext:value-type="string">
            <text:p><text:s/>mb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1:30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1:41 P.M</text:p>
          </table:table-cell>
          <table:table-cell office:value-type="string" calcext:value-type="string">
            <text:p><text:s/>mb 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2:32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3:09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3:22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8:35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9:01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9:20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39:35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0:14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0:46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0:58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1:18 A.M</text:p>
          </table:table-cell>
          <table:table-cell office:value-type="string" calcext:value-type="string">
            <text:p><text:s/>anders.figenschow 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2:53 P.M</text:p>
          </table:table-cell>
          <table:table-cell office:value-type="string" calcext:value-type="string">
            <text:p><text:s/>mb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4:05 P.M</text:p>
          </table:table-cell>
          <table:table-cell office:value-type="string" calcext:value-type="string">
            <text:p><text:s/>mb 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4:54 P.M</text:p>
          </table:table-cell>
          <table:table-cell office:value-type="string" calcext:value-type="string">
            <text:p><text:s/>jacebenson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5:14 P.M</text:p>
          </table:table-cell>
          <table:table-cell office:value-type="string" calcext:value-type="string">
            <text:p><text:s/>mb 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5:53 P.M</text:p>
          </table:table-cell>
          <table:table-cell office:value-type="string" calcext:value-type="string">
            <text:p><text:s/>jacebenson 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8:30 P.M</text:p>
          </table:table-cell>
          <table:table-cell office:value-type="string" calcext:value-type="string">
            <text:p><text:s/>jacebenson 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49:46 P.M</text:p>
          </table:table-cell>
          <table:table-cell office:value-type="string" calcext:value-type="string">
            <text:p><text:s/>mb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51:48 P.M</text:p>
          </table:table-cell>
          <table:table-cell office:value-type="string" calcext:value-type="string">
            <text:p><text:s/>mb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53:12 P.M</text:p>
          </table:table-cell>
          <table:table-cell office:value-type="string" calcext:value-type="string">
            <text:p><text:s/>jacebenson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55:04 P.M</text:p>
          </table:table-cell>
          <table:table-cell office:value-type="string" calcext:value-type="string">
            <text:p><text:s/>mb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4:56:47 P.M</text:p>
          </table:table-cell>
          <table:table-cell office:value-type="string" calcext:value-type="string">
            <text:p><text:s/>mb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5:33:03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5:34:45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5:34:52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6:57:22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6:57:27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6:57:39 P.M</text:p>
          </table:table-cell>
          <table:table-cell office:value-type="string" calcext:value-type="string">
            <text:p><text:s/>jacebenson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6:57:50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6:57:50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48:56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0:34 P.M</text:p>
          </table:table-cell>
          <table:table-cell office:value-type="string" calcext:value-type="string">
            <text:p><text:s/>jacebenson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0:48 P.M</text:p>
          </table:table-cell>
          <table:table-cell office:value-type="string" calcext:value-type="string">
            <text:p><text:s/>jacebenson 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1:08 P.M</text:p>
          </table:table-cell>
          <table:table-cell office:value-type="string" calcext:value-type="string">
            <text:p><text:s/>jacebenson 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1:23 P.M</text:p>
          </table:table-cell>
          <table:table-cell office:value-type="string" calcext:value-type="string">
            <text:p><text:s/>jacebenson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1:41 P.M</text:p>
          </table:table-cell>
          <table:table-cell office:value-type="string" calcext:value-type="string">
            <text:p><text:s/>jacebenson 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7:51:56 P.M</text:p>
          </table:table-cell>
          <table:table-cell office:value-type="string" calcext:value-type="string">
            <text:p><text:s/>jacebenson 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8:52:48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8:53:50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8:53:56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8:54:26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8:55:09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17:19 P.M</text:p>
          </table:table-cell>
          <table:table-cell office:value-type="string" calcext:value-type="string">
            <text:p><text:s/>scribe.monster 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37:32 P.M</text:p>
          </table:table-cell>
          <table:table-cell office:value-type="string" calcext:value-type="string">
            <text:p><text:s/>jacebenson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40:21 P.M</text:p>
          </table:table-cell>
          <table:table-cell office:value-type="string" calcext:value-type="string">
            <text:p><text:s/>jacebenson 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45:53 P.M</text:p>
          </table:table-cell>
          <table:table-cell office:value-type="string" calcext:value-type="string">
            <text:p><text:s/>jacebenson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49:48 P.M</text:p>
          </table:table-cell>
          <table:table-cell office:value-type="string" calcext:value-type="string">
            <text:p><text:s/>jacebenson 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string" calcext:value-type="string">
            <text:p><text:s/>9:59:23 A.M</text:p>
          </table:table-cell>
          <table:table-cell office:value-type="string" calcext:value-type="string">
            <text:p><text:s/>jacebenson 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00:20 P.M</text:p>
          </table:table-cell>
          <table:table-cell office:value-type="string" calcext:value-type="string">
            <text:p><text:s/>am_shakeel 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01:27 P.M</text:p>
          </table:table-cell>
          <table:table-cell office:value-type="string" calcext:value-type="string">
            <text:p><text:s/>am_shakeel 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02:15 A.M</text:p>
          </table:table-cell>
          <table:table-cell office:value-type="string" calcext:value-type="string">
            <text:p><text:s/>rcastillo 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02:46 A.M</text:p>
          </table:table-cell>
          <table:table-cell office:value-type="string" calcext:value-type="string">
            <text:p><text:s/>rcastillo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09:43 P.M</text:p>
          </table:table-cell>
          <table:table-cell office:value-type="string" calcext:value-type="string">
            <text:p><text:s/>am_shakeel 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10:06 P.M</text:p>
          </table:table-cell>
          <table:table-cell office:value-type="string" calcext:value-type="string">
            <text:p><text:s/>am_shakeel 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10:40 P.M</text:p>
          </table:table-cell>
          <table:table-cell office:value-type="string" calcext:value-type="string">
            <text:p><text:s/>am_shakeel 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25:15 P.M</text:p>
          </table:table-cell>
          <table:table-cell office:value-type="string" calcext:value-type="string">
            <text:p><text:s/>am_shakeel 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27:11 A.M</text:p>
          </table:table-cell>
          <table:table-cell office:value-type="string" calcext:value-type="string">
            <text:p><text:s/>rcastillo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29:23 A.M</text:p>
          </table:table-cell>
          <table:table-cell office:value-type="string" calcext:value-type="string">
            <text:p><text:s/>rcastillo 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0:24 A.M</text:p>
          </table:table-cell>
          <table:table-cell office:value-type="string" calcext:value-type="string">
            <text:p><text:s/>rcastillo 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0:47 A.M</text:p>
          </table:table-cell>
          <table:table-cell office:value-type="string" calcext:value-type="string">
            <text:p><text:s/>rcastillo 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1:40 A.M</text:p>
          </table:table-cell>
          <table:table-cell office:value-type="string" calcext:value-type="string">
            <text:p><text:s/>rcastillo 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2:27 A.M</text:p>
          </table:table-cell>
          <table:table-cell office:value-type="string" calcext:value-type="string">
            <text:p><text:s/>rcastillo 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3:12 A.M</text:p>
          </table:table-cell>
          <table:table-cell office:value-type="string" calcext:value-type="string">
            <text:p><text:s/>rcastillo 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4:56 A.M</text:p>
          </table:table-cell>
          <table:table-cell office:value-type="string" calcext:value-type="string">
            <text:p><text:s/>rcastillo 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6:04 A.M</text:p>
          </table:table-cell>
          <table:table-cell office:value-type="string" calcext:value-type="string">
            <text:p><text:s/>rcastillo 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7:29 A.M</text:p>
          </table:table-cell>
          <table:table-cell office:value-type="string" calcext:value-type="string">
            <text:p><text:s/>rcastillo 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38:47 A.M</text:p>
          </table:table-cell>
          <table:table-cell office:value-type="string" calcext:value-type="string">
            <text:p><text:s/>rcastillo 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1:09 A.M</text:p>
          </table:table-cell>
          <table:table-cell office:value-type="string" calcext:value-type="string">
            <text:p><text:s/>rcastillo 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1:22 P.M</text:p>
          </table:table-cell>
          <table:table-cell office:value-type="string" calcext:value-type="string">
            <text:p><text:s/>am_shakeel </text:p>
          </table:table-cell>
          <table:table-cell office:value-type="float" office:value="1374" calcext:value-type="float">
            <text:p>137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1:24 A.M</text:p>
          </table:table-cell>
          <table:table-cell office:value-type="string" calcext:value-type="string">
            <text:p><text:s/>rcastillo 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1:45 A.M</text:p>
          </table:table-cell>
          <table:table-cell office:value-type="string" calcext:value-type="string">
            <text:p><text:s/>rcastillo 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1:59 P.M</text:p>
          </table:table-cell>
          <table:table-cell office:value-type="string" calcext:value-type="string">
            <text:p><text:s/>am_shakeel </text:p>
          </table:table-cell>
          <table:table-cell office:value-type="float" office:value="2459" calcext:value-type="float">
            <text:p>245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2:38 P.M</text:p>
          </table:table-cell>
          <table:table-cell office:value-type="string" calcext:value-type="string">
            <text:p><text:s/>am_shakeel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3:01 A.M</text:p>
          </table:table-cell>
          <table:table-cell office:value-type="string" calcext:value-type="string">
            <text:p><text:s/>rcastillo 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3:47 A.M</text:p>
          </table:table-cell>
          <table:table-cell office:value-type="string" calcext:value-type="string">
            <text:p><text:s/>rcastillo 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44:21 P.M</text:p>
          </table:table-cell>
          <table:table-cell office:value-type="string" calcext:value-type="string">
            <text:p><text:s/>am_shakeel 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2:30 A.M</text:p>
          </table:table-cell>
          <table:table-cell office:value-type="string" calcext:value-type="string">
            <text:p><text:s/>rcastillo 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3:10 A.M</text:p>
          </table:table-cell>
          <table:table-cell office:value-type="string" calcext:value-type="string">
            <text:p><text:s/>rcastillo 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3:19 A.M</text:p>
          </table:table-cell>
          <table:table-cell office:value-type="string" calcext:value-type="string">
            <text:p><text:s/>rcastillo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3:58 A.M</text:p>
          </table:table-cell>
          <table:table-cell office:value-type="string" calcext:value-type="string">
            <text:p><text:s/>rcastillo 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7:00 A.M</text:p>
          </table:table-cell>
          <table:table-cell office:value-type="string" calcext:value-type="string">
            <text:p><text:s/>rcastillo 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0:57:44 A.M</text:p>
          </table:table-cell>
          <table:table-cell office:value-type="string" calcext:value-type="string">
            <text:p><text:s/>rcastillo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1:25 A.M</text:p>
          </table:table-cell>
          <table:table-cell office:value-type="string" calcext:value-type="string">
            <text:p><text:s/>rcastillo 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1:56 A.M</text:p>
          </table:table-cell>
          <table:table-cell office:value-type="string" calcext:value-type="string">
            <text:p><text:s/>rcastillo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2:30 A.M</text:p>
          </table:table-cell>
          <table:table-cell office:value-type="string" calcext:value-type="string">
            <text:p><text:s/>rcastillo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2:30 P.M</text:p>
          </table:table-cell>
          <table:table-cell office:value-type="string" calcext:value-type="string">
            <text:p><text:s/>kenny.g 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2:39 A.M</text:p>
          </table:table-cell>
          <table:table-cell office:value-type="string" calcext:value-type="string">
            <text:p><text:s/>rcastillo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3:21 A.M</text:p>
          </table:table-cell>
          <table:table-cell office:value-type="string" calcext:value-type="string">
            <text:p><text:s/>rcastillo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4:06 A.M</text:p>
          </table:table-cell>
          <table:table-cell office:value-type="string" calcext:value-type="string">
            <text:p><text:s/>rcastillo 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04:35 A.M</text:p>
          </table:table-cell>
          <table:table-cell office:value-type="string" calcext:value-type="string">
            <text:p><text:s/>rcastillo 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4:41 A.M</text:p>
          </table:table-cell>
          <table:table-cell office:value-type="string" calcext:value-type="string">
            <text:p><text:s/>rcastillo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5:18 A.M</text:p>
          </table:table-cell>
          <table:table-cell office:value-type="string" calcext:value-type="string">
            <text:p><text:s/>rcastillo 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8:23 A.M</text:p>
          </table:table-cell>
          <table:table-cell office:value-type="string" calcext:value-type="string">
            <text:p><text:s/>rcastillo 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9:01 A.M</text:p>
          </table:table-cell>
          <table:table-cell office:value-type="string" calcext:value-type="string">
            <text:p><text:s/>rcastillo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9:14 A.M</text:p>
          </table:table-cell>
          <table:table-cell office:value-type="string" calcext:value-type="string">
            <text:p><text:s/>rcastillo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19:34 A.M</text:p>
          </table:table-cell>
          <table:table-cell office:value-type="string" calcext:value-type="string">
            <text:p><text:s/>rcastillo 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1:25:18 P.M</text:p>
          </table:table-cell>
          <table:table-cell office:value-type="string" calcext:value-type="string">
            <text:p><text:s/>kenny.g 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1:42 A.M</text:p>
          </table:table-cell>
          <table:table-cell office:value-type="string" calcext:value-type="string">
            <text:p><text:s/>jacebenson 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2:16 A.M</text:p>
          </table:table-cell>
          <table:table-cell office:value-type="string" calcext:value-type="string">
            <text:p><text:s/>jacebenson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2:55 A.M</text:p>
          </table:table-cell>
          <table:table-cell office:value-type="string" calcext:value-type="string">
            <text:p><text:s/>jacebenson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3:14 A.M</text:p>
          </table:table-cell>
          <table:table-cell office:value-type="string" calcext:value-type="string">
            <text:p><text:s/>jacebenson 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3:38 A.M</text:p>
          </table:table-cell>
          <table:table-cell office:value-type="string" calcext:value-type="string">
            <text:p><text:s/>jacebenson 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12:54:14 A.M</text:p>
          </table:table-cell>
          <table:table-cell office:value-type="string" calcext:value-type="string">
            <text:p><text:s/>jacebenson 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09:17 P.M</text:p>
          </table:table-cell>
          <table:table-cell office:value-type="string" calcext:value-type="string">
            <text:p><text:s/>max 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09:43 P.M</text:p>
          </table:table-cell>
          <table:table-cell office:value-type="string" calcext:value-type="string">
            <text:p><text:s/>max 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09:57 P.M</text:p>
          </table:table-cell>
          <table:table-cell office:value-type="string" calcext:value-type="string">
            <text:p><text:s/>max 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0:32 P.M</text:p>
          </table:table-cell>
          <table:table-cell office:value-type="string" calcext:value-type="string">
            <text:p><text:s/>max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1:17 P.M</text:p>
          </table:table-cell>
          <table:table-cell office:value-type="string" calcext:value-type="string">
            <text:p><text:s/>max 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3:51 P.M</text:p>
          </table:table-cell>
          <table:table-cell office:value-type="string" calcext:value-type="string">
            <text:p><text:s/>max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4:53 P.M</text:p>
          </table:table-cell>
          <table:table-cell office:value-type="string" calcext:value-type="string">
            <text:p><text:s/>max 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5:09 P.M</text:p>
          </table:table-cell>
          <table:table-cell office:value-type="string" calcext:value-type="string">
            <text:p><text:s/>max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5:39 P.M</text:p>
          </table:table-cell>
          <table:table-cell office:value-type="string" calcext:value-type="string">
            <text:p><text:s/>max 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6:19 P.M</text:p>
          </table:table-cell>
          <table:table-cell office:value-type="string" calcext:value-type="string">
            <text:p><text:s/>max 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6:53 P.M</text:p>
          </table:table-cell>
          <table:table-cell office:value-type="string" calcext:value-type="string">
            <text:p><text:s/>max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7:14 P.M</text:p>
          </table:table-cell>
          <table:table-cell office:value-type="string" calcext:value-type="string">
            <text:p><text:s/>max 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19:26 P.M</text:p>
          </table:table-cell>
          <table:table-cell office:value-type="string" calcext:value-type="string">
            <text:p><text:s/>max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0:39 P.M</text:p>
          </table:table-cell>
          <table:table-cell office:value-type="string" calcext:value-type="string">
            <text:p><text:s/>max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1:50 P.M</text:p>
          </table:table-cell>
          <table:table-cell office:value-type="string" calcext:value-type="string">
            <text:p><text:s/>max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2:09 P.M</text:p>
          </table:table-cell>
          <table:table-cell office:value-type="string" calcext:value-type="string">
            <text:p><text:s/>max 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4:04 P.M</text:p>
          </table:table-cell>
          <table:table-cell office:value-type="string" calcext:value-type="string">
            <text:p><text:s/>max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4:50 P.M</text:p>
          </table:table-cell>
          <table:table-cell office:value-type="string" calcext:value-type="string">
            <text:p><text:s/>max 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6:46 P.M</text:p>
          </table:table-cell>
          <table:table-cell office:value-type="string" calcext:value-type="string">
            <text:p><text:s/>max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6:55 P.M</text:p>
          </table:table-cell>
          <table:table-cell office:value-type="string" calcext:value-type="string">
            <text:p><text:s/>max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7:06 P.M</text:p>
          </table:table-cell>
          <table:table-cell office:value-type="string" calcext:value-type="string">
            <text:p><text:s/>max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7:15 P.M</text:p>
          </table:table-cell>
          <table:table-cell office:value-type="string" calcext:value-type="string">
            <text:p><text:s/>max 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2:27:22 P.M</text:p>
          </table:table-cell>
          <table:table-cell office:value-type="string" calcext:value-type="string">
            <text:p><text:s/>max 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4:16:53 P.M</text:p>
          </table:table-cell>
          <table:table-cell office:value-type="string" calcext:value-type="string">
            <text:p><text:s/>catwood2 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4:17:55 P.M</text:p>
          </table:table-cell>
          <table:table-cell office:value-type="string" calcext:value-type="string">
            <text:p><text:s/>catwood2 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4:18:21 P.M</text:p>
          </table:table-cell>
          <table:table-cell office:value-type="string" calcext:value-type="string">
            <text:p><text:s/>catwood2 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4:55:31 P.M</text:p>
          </table:table-cell>
          <table:table-cell office:value-type="string" calcext:value-type="string">
            <text:p><text:s/>catwood2 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26:04 P.M</text:p>
          </table:table-cell>
          <table:table-cell office:value-type="string" calcext:value-type="string">
            <text:p><text:s/>erik.anderson 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26:26 P.M</text:p>
          </table:table-cell>
          <table:table-cell office:value-type="string" calcext:value-type="string">
            <text:p><text:s/>erik.anderson 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27:04 P.M</text:p>
          </table:table-cell>
          <table:table-cell office:value-type="string" calcext:value-type="string">
            <text:p><text:s/>erik.anderson 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30:27 P.M</text:p>
          </table:table-cell>
          <table:table-cell office:value-type="string" calcext:value-type="string">
            <text:p><text:s/>erik.anderson 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31:24 P.M</text:p>
          </table:table-cell>
          <table:table-cell office:value-type="string" calcext:value-type="string">
            <text:p><text:s/>erik.anderson 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7:33:43 P.M</text:p>
          </table:table-cell>
          <table:table-cell office:value-type="string" calcext:value-type="string">
            <text:p><text:s/>erik.anderson 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24:39 A.M</text:p>
          </table:table-cell>
          <table:table-cell office:value-type="string" calcext:value-type="string">
            <text:p><text:s/>max 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24:53 A.M</text:p>
          </table:table-cell>
          <table:table-cell office:value-type="string" calcext:value-type="string">
            <text:p><text:s/>max 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43:14 P.M</text:p>
          </table:table-cell>
          <table:table-cell office:value-type="string" calcext:value-type="string">
            <text:p><text:s/>jacebenson 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53:41 A.M</text:p>
          </table:table-cell>
          <table:table-cell office:value-type="string" calcext:value-type="string">
            <text:p><text:s/>mjonsson 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55:31 A.M</text:p>
          </table:table-cell>
          <table:table-cell office:value-type="string" calcext:value-type="string">
            <text:p><text:s/>mjonsson 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string" calcext:value-type="string">
            <text:p><text:s/>9:56:17 A.M</text:p>
          </table:table-cell>
          <table:table-cell office:value-type="string" calcext:value-type="string">
            <text:p><text:s/>mjonsson 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05:44 A.M</text:p>
          </table:table-cell>
          <table:table-cell office:value-type="string" calcext:value-type="string">
            <text:p><text:s/>jacebenson 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08:12 A.M</text:p>
          </table:table-cell>
          <table:table-cell office:value-type="string" calcext:value-type="string">
            <text:p><text:s/>jacebenson 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09:17 A.M</text:p>
          </table:table-cell>
          <table:table-cell office:value-type="string" calcext:value-type="string">
            <text:p><text:s/>jacebenso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09:46 A.M</text:p>
          </table:table-cell>
          <table:table-cell office:value-type="string" calcext:value-type="string">
            <text:p><text:s/>jacebenson 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09:53 A.M</text:p>
          </table:table-cell>
          <table:table-cell office:value-type="string" calcext:value-type="string">
            <text:p><text:s/>jacebenson 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2:15 A.M</text:p>
          </table:table-cell>
          <table:table-cell office:value-type="string" calcext:value-type="string">
            <text:p><text:s/>jacebenson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4:59 A.M</text:p>
          </table:table-cell>
          <table:table-cell office:value-type="string" calcext:value-type="string">
            <text:p><text:s/>jacebenson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5:16 A.M</text:p>
          </table:table-cell>
          <table:table-cell office:value-type="string" calcext:value-type="string">
            <text:p><text:s/>jacebenson 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5:55 A.M</text:p>
          </table:table-cell>
          <table:table-cell office:value-type="string" calcext:value-type="string">
            <text:p><text:s/>jacebenson 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6:15 A.M</text:p>
          </table:table-cell>
          <table:table-cell office:value-type="string" calcext:value-type="string">
            <text:p><text:s/>jacebenson 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6:27 A.M</text:p>
          </table:table-cell>
          <table:table-cell office:value-type="string" calcext:value-type="string">
            <text:p><text:s/>jacebenson 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8:45 A.M</text:p>
          </table:table-cell>
          <table:table-cell office:value-type="string" calcext:value-type="string">
            <text:p><text:s/>jacebenson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19:38 A.M</text:p>
          </table:table-cell>
          <table:table-cell office:value-type="string" calcext:value-type="string">
            <text:p><text:s/>jacebenson 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0:02 A.M</text:p>
          </table:table-cell>
          <table:table-cell office:value-type="string" calcext:value-type="string">
            <text:p><text:s/>jacebenso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0:07 A.M</text:p>
          </table:table-cell>
          <table:table-cell office:value-type="string" calcext:value-type="string">
            <text:p><text:s/>jacebenson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0:27 A.M</text:p>
          </table:table-cell>
          <table:table-cell office:value-type="string" calcext:value-type="string">
            <text:p><text:s/>jacebenson 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0:43 A.M</text:p>
          </table:table-cell>
          <table:table-cell office:value-type="string" calcext:value-type="string">
            <text:p><text:s/>jacebenson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1:06 A.M</text:p>
          </table:table-cell>
          <table:table-cell office:value-type="string" calcext:value-type="string">
            <text:p><text:s/>jacebenson 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1:54 A.M</text:p>
          </table:table-cell>
          <table:table-cell office:value-type="string" calcext:value-type="string">
            <text:p><text:s/>jacebenso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2:24 A.M</text:p>
          </table:table-cell>
          <table:table-cell office:value-type="string" calcext:value-type="string">
            <text:p><text:s/>jacebenso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2:26 A.M</text:p>
          </table:table-cell>
          <table:table-cell office:value-type="string" calcext:value-type="string">
            <text:p><text:s/>jacebenso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3:03 A.M</text:p>
          </table:table-cell>
          <table:table-cell office:value-type="string" calcext:value-type="string">
            <text:p><text:s/>jacebenso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3:16 A.M</text:p>
          </table:table-cell>
          <table:table-cell office:value-type="string" calcext:value-type="string">
            <text:p><text:s/>jacebenson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3:56 A.M</text:p>
          </table:table-cell>
          <table:table-cell office:value-type="string" calcext:value-type="string">
            <text:p><text:s/>jacebenson 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4:08 A.M</text:p>
          </table:table-cell>
          <table:table-cell office:value-type="string" calcext:value-type="string">
            <text:p><text:s/>jacebenson 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4:16 A.M</text:p>
          </table:table-cell>
          <table:table-cell office:value-type="string" calcext:value-type="string">
            <text:p><text:s/>jacebenso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4:45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4:56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5:19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5:42 A.M</text:p>
          </table:table-cell>
          <table:table-cell office:value-type="string" calcext:value-type="string">
            <text:p><text:s/>jacebenson 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5:58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6:13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6:29 A.M</text:p>
          </table:table-cell>
          <table:table-cell office:value-type="string" calcext:value-type="string">
            <text:p><text:s/>jacebenson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7:15 A.M</text:p>
          </table:table-cell>
          <table:table-cell office:value-type="string" calcext:value-type="string">
            <text:p><text:s/>jacebenson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7:43 A.M</text:p>
          </table:table-cell>
          <table:table-cell office:value-type="string" calcext:value-type="string">
            <text:p><text:s/>jacebenson 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9:05 A.M</text:p>
          </table:table-cell>
          <table:table-cell office:value-type="string" calcext:value-type="string">
            <text:p><text:s/>jacebenson 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9:09 A.M</text:p>
          </table:table-cell>
          <table:table-cell office:value-type="string" calcext:value-type="string">
            <text:p><text:s/>jacebenson 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9:35 A.M</text:p>
          </table:table-cell>
          <table:table-cell office:value-type="string" calcext:value-type="string">
            <text:p><text:s/>jacebenson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29:50 A.M</text:p>
          </table:table-cell>
          <table:table-cell office:value-type="string" calcext:value-type="string">
            <text:p><text:s/>jacebenson 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0:47 A.M</text:p>
          </table:table-cell>
          <table:table-cell office:value-type="string" calcext:value-type="string">
            <text:p><text:s/>jacebenson 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1:10 A.M</text:p>
          </table:table-cell>
          <table:table-cell office:value-type="string" calcext:value-type="string">
            <text:p><text:s/>jacebenson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1:19 A.M</text:p>
          </table:table-cell>
          <table:table-cell office:value-type="string" calcext:value-type="string">
            <text:p><text:s/>jacebenson 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1:27 A.M</text:p>
          </table:table-cell>
          <table:table-cell office:value-type="string" calcext:value-type="string">
            <text:p><text:s/>jacebenson 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1:32 A.M</text:p>
          </table:table-cell>
          <table:table-cell office:value-type="string" calcext:value-type="string">
            <text:p><text:s/>jacebenson 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1:38 A.M</text:p>
          </table:table-cell>
          <table:table-cell office:value-type="string" calcext:value-type="string">
            <text:p><text:s/>jacebenson 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2:27 A.M</text:p>
          </table:table-cell>
          <table:table-cell office:value-type="string" calcext:value-type="string">
            <text:p><text:s/>jacebenson 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3:11 A.M</text:p>
          </table:table-cell>
          <table:table-cell office:value-type="string" calcext:value-type="string">
            <text:p><text:s/>jacebenson 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3:23 A.M</text:p>
          </table:table-cell>
          <table:table-cell office:value-type="string" calcext:value-type="string">
            <text:p><text:s/>jacebenson 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33:30 A.M</text:p>
          </table:table-cell>
          <table:table-cell office:value-type="string" calcext:value-type="string">
            <text:p><text:s/>jacebenson 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4:01 A.M</text:p>
          </table:table-cell>
          <table:table-cell office:value-type="string" calcext:value-type="string">
            <text:p><text:s/>jacebenson 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5:43 A.M</text:p>
          </table:table-cell>
          <table:table-cell office:value-type="string" calcext:value-type="string">
            <text:p><text:s/>jacebenson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6:20 A.M</text:p>
          </table:table-cell>
          <table:table-cell office:value-type="string" calcext:value-type="string">
            <text:p><text:s/>jacebenson 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7:11 A.M</text:p>
          </table:table-cell>
          <table:table-cell office:value-type="string" calcext:value-type="string">
            <text:p><text:s/>jacebenson 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7:37 A.M</text:p>
          </table:table-cell>
          <table:table-cell office:value-type="string" calcext:value-type="string">
            <text:p><text:s/>jacebenson 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7:46 A.M</text:p>
          </table:table-cell>
          <table:table-cell office:value-type="string" calcext:value-type="string">
            <text:p><text:s/>jacebenson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8:24 A.M</text:p>
          </table:table-cell>
          <table:table-cell office:value-type="string" calcext:value-type="string">
            <text:p><text:s/>jacebenson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9:28 A.M</text:p>
          </table:table-cell>
          <table:table-cell office:value-type="string" calcext:value-type="string">
            <text:p><text:s/>jacebenson 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49:57 A.M</text:p>
          </table:table-cell>
          <table:table-cell office:value-type="string" calcext:value-type="string">
            <text:p><text:s/>jacebenson 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:51:04 A.M</text:p>
          </table:table-cell>
          <table:table-cell office:value-type="string" calcext:value-type="string">
            <text:p><text:s/>jacebenson 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0:02:33 A.M</text:p>
          </table:table-cell>
          <table:table-cell office:value-type="string" calcext:value-type="string">
            <text:p><text:s/>kenny.g 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0:11:16 A.M</text:p>
          </table:table-cell>
          <table:table-cell office:value-type="string" calcext:value-type="string">
            <text:p><text:s/>kenny.g 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0:11:58 A.M</text:p>
          </table:table-cell>
          <table:table-cell office:value-type="string" calcext:value-type="string">
            <text:p><text:s/>kenny.g 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0:36:55 A.M</text:p>
          </table:table-cell>
          <table:table-cell office:value-type="string" calcext:value-type="string">
            <text:p><text:s/>kenny.g 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0:59:41 A.M</text:p>
          </table:table-cell>
          <table:table-cell office:value-type="string" calcext:value-type="string">
            <text:p><text:s/>kenny.g 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00:35 A.M</text:p>
          </table:table-cell>
          <table:table-cell office:value-type="string" calcext:value-type="string">
            <text:p><text:s/>kenny.g 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00:54 P.M</text:p>
          </table:table-cell>
          <table:table-cell office:value-type="string" calcext:value-type="string">
            <text:p><text:s/>kenny.g 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01:51 P.M</text:p>
          </table:table-cell>
          <table:table-cell office:value-type="string" calcext:value-type="string">
            <text:p><text:s/>kenny.g 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02:29 A.M</text:p>
          </table:table-cell>
          <table:table-cell office:value-type="string" calcext:value-type="string">
            <text:p><text:s/>kenny.g 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05:37 P.M</text:p>
          </table:table-cell>
          <table:table-cell office:value-type="string" calcext:value-type="string">
            <text:p><text:s/>kenny.g 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11:25:52 P.M</text:p>
          </table:table-cell>
          <table:table-cell office:value-type="string" calcext:value-type="string">
            <text:p><text:s/>jacebenson 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01:07 A.M</text:p>
          </table:table-cell>
          <table:table-cell office:value-type="string" calcext:value-type="string">
            <text:p><text:s/>jacebenson 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01:07 A.M</text:p>
          </table:table-cell>
          <table:table-cell office:value-type="string" calcext:value-type="string">
            <text:p><text:s/>jacebenson 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02:11 A.M</text:p>
          </table:table-cell>
          <table:table-cell office:value-type="string" calcext:value-type="string">
            <text:p><text:s/>jacebenson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02:32 A.M</text:p>
          </table:table-cell>
          <table:table-cell office:value-type="string" calcext:value-type="string">
            <text:p><text:s/>jacebenson 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13:58 A.M</text:p>
          </table:table-cell>
          <table:table-cell office:value-type="string" calcext:value-type="string">
            <text:p><text:s/>jacebenson 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0:37 A.M</text:p>
          </table:table-cell>
          <table:table-cell office:value-type="string" calcext:value-type="string">
            <text:p><text:s/>jacebenson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6:55 P.M</text:p>
          </table:table-cell>
          <table:table-cell office:value-type="string" calcext:value-type="string">
            <text:p><text:s/>jacebenson 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7:11 A.M</text:p>
          </table:table-cell>
          <table:table-cell office:value-type="string" calcext:value-type="string">
            <text:p><text:s/>jacebenson 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7:27 A.M</text:p>
          </table:table-cell>
          <table:table-cell office:value-type="string" calcext:value-type="string">
            <text:p><text:s/>jacebenson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7:45 A.M</text:p>
          </table:table-cell>
          <table:table-cell office:value-type="string" calcext:value-type="string">
            <text:p><text:s/>jacebenson 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8:21 A.M</text:p>
          </table:table-cell>
          <table:table-cell office:value-type="string" calcext:value-type="string">
            <text:p><text:s/>jacebenson 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8:38 A.M</text:p>
          </table:table-cell>
          <table:table-cell office:value-type="string" calcext:value-type="string">
            <text:p><text:s/>jacebenson 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29:21 A.M</text:p>
          </table:table-cell>
          <table:table-cell office:value-type="string" calcext:value-type="string">
            <text:p><text:s/>jacebenson 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2:25 A.M</text:p>
          </table:table-cell>
          <table:table-cell office:value-type="string" calcext:value-type="string">
            <text:p><text:s/>jacebenson 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2:37 A.M</text:p>
          </table:table-cell>
          <table:table-cell office:value-type="string" calcext:value-type="string">
            <text:p><text:s/>jacebenson 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4:51 A.M</text:p>
          </table:table-cell>
          <table:table-cell office:value-type="string" calcext:value-type="string">
            <text:p><text:s/>jacebenson 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5:23 A.M</text:p>
          </table:table-cell>
          <table:table-cell office:value-type="string" calcext:value-type="string">
            <text:p><text:s/>jacebenson 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5:37 A.M</text:p>
          </table:table-cell>
          <table:table-cell office:value-type="string" calcext:value-type="string">
            <text:p><text:s/>jacebenson 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2:35:47 A.M</text:p>
          </table:table-cell>
          <table:table-cell office:value-type="string" calcext:value-type="string">
            <text:p><text:s/>jacebenson 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3:05:47 P.M</text:p>
          </table:table-cell>
          <table:table-cell office:value-type="string" calcext:value-type="string">
            <text:p><text:s/>jacebenson 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3:06:53 P.M</text:p>
          </table:table-cell>
          <table:table-cell office:value-type="string" calcext:value-type="string">
            <text:p><text:s/>jacebenson 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3:54:30 P.M</text:p>
          </table:table-cell>
          <table:table-cell office:value-type="string" calcext:value-type="string">
            <text:p><text:s/>chrisp28103 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3:54:47 P.M</text:p>
          </table:table-cell>
          <table:table-cell office:value-type="string" calcext:value-type="string">
            <text:p><text:s/>chrisp28103 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36:56 P.M</text:p>
          </table:table-cell>
          <table:table-cell office:value-type="string" calcext:value-type="string">
            <text:p><text:s/>jacebenson 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37:59 P.M</text:p>
          </table:table-cell>
          <table:table-cell office:value-type="string" calcext:value-type="string">
            <text:p><text:s/>jacebenson 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0:42 P.M</text:p>
          </table:table-cell>
          <table:table-cell office:value-type="string" calcext:value-type="string">
            <text:p><text:s/>jacebenson 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6:17 P.M</text:p>
          </table:table-cell>
          <table:table-cell office:value-type="string" calcext:value-type="string">
            <text:p><text:s/>jacebenson 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09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10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10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58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59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49:59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1:28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1:29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1:47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1:49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1:50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2:04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2:32 P.M</text:p>
          </table:table-cell>
          <table:table-cell office:value-type="string" calcext:value-type="string">
            <text:p><text:s/>jacebenson 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2:40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2:42 A.M</text:p>
          </table:table-cell>
          <table:table-cell office:value-type="string" calcext:value-type="string">
            <text:p><text:s/>amansingh.30025 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4:40 P.M</text:p>
          </table:table-cell>
          <table:table-cell office:value-type="string" calcext:value-type="string">
            <text:p><text:s/>jacebenson 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4:50 P.M</text:p>
          </table:table-cell>
          <table:table-cell office:value-type="string" calcext:value-type="string">
            <text:p><text:s/>jacebenson 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4:56:54 P.M</text:p>
          </table:table-cell>
          <table:table-cell office:value-type="string" calcext:value-type="string">
            <text:p><text:s/>jacebenson 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23:38 P.M</text:p>
          </table:table-cell>
          <table:table-cell office:value-type="string" calcext:value-type="string">
            <text:p><text:s/>jacebenson 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25:50 P.M</text:p>
          </table:table-cell>
          <table:table-cell office:value-type="string" calcext:value-type="string">
            <text:p><text:s/>jacebenson 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35:28 P.M</text:p>
          </table:table-cell>
          <table:table-cell office:value-type="string" calcext:value-type="string">
            <text:p><text:s/>jacebenson 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42:02 P.M</text:p>
          </table:table-cell>
          <table:table-cell office:value-type="string" calcext:value-type="string">
            <text:p><text:s/>jacebenson 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56:26 P.M</text:p>
          </table:table-cell>
          <table:table-cell office:value-type="string" calcext:value-type="string">
            <text:p><text:s/>jacebenson 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58:27 P.M</text:p>
          </table:table-cell>
          <table:table-cell office:value-type="string" calcext:value-type="string">
            <text:p><text:s/>jacebenson 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5:58:38 P.M</text:p>
          </table:table-cell>
          <table:table-cell office:value-type="string" calcext:value-type="string">
            <text:p><text:s/>jacebenson 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9:22:54 A.M</text:p>
          </table:table-cell>
          <table:table-cell office:value-type="string" calcext:value-type="string">
            <text:p><text:s/>kenny.g 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9:24:04 A.M</text:p>
          </table:table-cell>
          <table:table-cell office:value-type="string" calcext:value-type="string">
            <text:p><text:s/>kenny.g 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string" calcext:value-type="string">
            <text:p><text:s/>9:55:52 A.M</text:p>
          </table:table-cell>
          <table:table-cell office:value-type="string" calcext:value-type="string">
            <text:p><text:s/>kenny.g 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29:03 A.M</text:p>
          </table:table-cell>
          <table:table-cell office:value-type="string" calcext:value-type="string">
            <text:p><text:s/>jacebenson 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29:18 A.M</text:p>
          </table:table-cell>
          <table:table-cell office:value-type="string" calcext:value-type="string">
            <text:p><text:s/>jacebenson 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29:26 A.M</text:p>
          </table:table-cell>
          <table:table-cell office:value-type="string" calcext:value-type="string">
            <text:p><text:s/>jacebenson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29:30 A.M</text:p>
          </table:table-cell>
          <table:table-cell office:value-type="string" calcext:value-type="string">
            <text:p><text:s/>jacebenson 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29:37 A.M</text:p>
          </table:table-cell>
          <table:table-cell office:value-type="string" calcext:value-type="string">
            <text:p><text:s/>jacebenson 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0:32 A.M</text:p>
          </table:table-cell>
          <table:table-cell office:value-type="string" calcext:value-type="string">
            <text:p><text:s/>jacebenson 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0:41 A.M</text:p>
          </table:table-cell>
          <table:table-cell office:value-type="string" calcext:value-type="string">
            <text:p><text:s/>jacebenson 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1:31 A.M</text:p>
          </table:table-cell>
          <table:table-cell office:value-type="string" calcext:value-type="string">
            <text:p><text:s/>jacebenson 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2:53 A.M</text:p>
          </table:table-cell>
          <table:table-cell office:value-type="string" calcext:value-type="string">
            <text:p><text:s/>jacebenson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4:21 A.M</text:p>
          </table:table-cell>
          <table:table-cell office:value-type="string" calcext:value-type="string">
            <text:p><text:s/>jacebenson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34:33 A.M</text:p>
          </table:table-cell>
          <table:table-cell office:value-type="string" calcext:value-type="string">
            <text:p><text:s/>jacebenson 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0:23 A.M</text:p>
          </table:table-cell>
          <table:table-cell office:value-type="string" calcext:value-type="string">
            <text:p><text:s/>jacebenson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1:08 A.M</text:p>
          </table:table-cell>
          <table:table-cell office:value-type="string" calcext:value-type="string">
            <text:p><text:s/>jacebenson 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1:21 A.M</text:p>
          </table:table-cell>
          <table:table-cell office:value-type="string" calcext:value-type="string">
            <text:p><text:s/>jacebenson 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1:28 A.M</text:p>
          </table:table-cell>
          <table:table-cell office:value-type="string" calcext:value-type="string">
            <text:p><text:s/>jacebenson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4:27 A.M</text:p>
          </table:table-cell>
          <table:table-cell office:value-type="string" calcext:value-type="string">
            <text:p><text:s/>jacebenson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5:36 A.M</text:p>
          </table:table-cell>
          <table:table-cell office:value-type="string" calcext:value-type="string">
            <text:p><text:s/>jacebenson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48:25 P.M</text:p>
          </table:table-cell>
          <table:table-cell office:value-type="string" calcext:value-type="string">
            <text:p><text:s/>jacebenson 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0:01 A.M</text:p>
          </table:table-cell>
          <table:table-cell office:value-type="string" calcext:value-type="string">
            <text:p><text:s/>jacebenson 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2:23 P.M</text:p>
          </table:table-cell>
          <table:table-cell office:value-type="string" calcext:value-type="string">
            <text:p><text:s/>jacebenson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2:55 A.M</text:p>
          </table:table-cell>
          <table:table-cell office:value-type="string" calcext:value-type="string">
            <text:p><text:s/>jacebenson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3:33 A.M</text:p>
          </table:table-cell>
          <table:table-cell office:value-type="string" calcext:value-type="string">
            <text:p><text:s/>jacebenson 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3:53 P.M</text:p>
          </table:table-cell>
          <table:table-cell office:value-type="string" calcext:value-type="string">
            <text:p><text:s/>jacebenson 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:55:03 P.M</text:p>
          </table:table-cell>
          <table:table-cell office:value-type="string" calcext:value-type="string">
            <text:p><text:s/>jacebenson 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1:40:17 A.M</text:p>
          </table:table-cell>
          <table:table-cell office:value-type="string" calcext:value-type="string">
            <text:p><text:s/>Dolo 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2:18:34 P.M</text:p>
          </table:table-cell>
          <table:table-cell office:value-type="string" calcext:value-type="string">
            <text:p><text:s/>edomessi 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12:20:00 P.M</text:p>
          </table:table-cell>
          <table:table-cell office:value-type="string" calcext:value-type="string">
            <text:p><text:s/>edomessi 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00:47 P.M</text:p>
          </table:table-cell>
          <table:table-cell office:value-type="string" calcext:value-type="string">
            <text:p><text:s/>jacebenson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04:08 P.M</text:p>
          </table:table-cell>
          <table:table-cell office:value-type="string" calcext:value-type="string">
            <text:p><text:s/>jacebenson 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10:53 P.M</text:p>
          </table:table-cell>
          <table:table-cell office:value-type="string" calcext:value-type="string">
            <text:p><text:s/>jacebenson 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15:50 P.M</text:p>
          </table:table-cell>
          <table:table-cell office:value-type="string" calcext:value-type="string">
            <text:p><text:s/>jacebenson 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17:12 P.M</text:p>
          </table:table-cell>
          <table:table-cell office:value-type="string" calcext:value-type="string">
            <text:p><text:s/>jacebenson 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17:12 P.M</text:p>
          </table:table-cell>
          <table:table-cell office:value-type="string" calcext:value-type="string">
            <text:p><text:s/>jacebenson 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30:24 A.M</text:p>
          </table:table-cell>
          <table:table-cell office:value-type="string" calcext:value-type="string">
            <text:p><text:s/>shaoservicenow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30:41 A.M</text:p>
          </table:table-cell>
          <table:table-cell office:value-type="string" calcext:value-type="string">
            <text:p><text:s/>shaoservicenow 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string" calcext:value-type="string">
            <text:p><text:s/>2:31:26 A.M</text:p>
          </table:table-cell>
          <table:table-cell office:value-type="string" calcext:value-type="string">
            <text:p><text:s/>shaoservicenow 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number-rows-repeated="208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49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36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14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</table:table>
      <table:table table:name="Pivot Table_usage_1" table:style-name="ta1">
        <table:table-column table:style-name="co6" table:default-cell-style-name="ce5"/>
        <table:table-column table:style-name="co5" table:default-cell-style-name="ce10"/>
        <table:table-column table:style-name="co5" table:number-columns-repeated="3" table:default-cell-style-name="Pivot_20_Table_20_Value"/>
        <table:table-column table:style-name="co5" table:default-cell-style-name="ce19"/>
        <table:table-column table:style-name="co5" table:default-cell-style-name="ce25"/>
        <table:table-column table:style-name="co5" table:default-cell-style-name="Default"/>
        <table:table-column table:style-name="co5" table:number-columns-repeated="3" table:default-cell-style-name="ce28"/>
        <table:table-row table:style-name="ro1">
          <table:table-cell table:style-name="ce2" office:value-type="string" calcext:value-type="string">
            <text:p>Sum - Tokens</text:p>
          </table:table-cell>
          <table:table-cell table:style-name="ce7" office:value-type="string" calcext:value-type="string">
            <text:p>Date</text:p>
          </table:table-cell>
          <table:table-cell table:style-name="ce13" table:number-columns-repeated="4"/>
          <table:table-cell table:style-name="ce22"/>
          <table:table-cell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User</text:p>
          </table:table-cell>
          <table:table-cell table:style-name="ce8" office:value-type="date" office:date-value="2022-12-07" calcext:value-type="date">
            <text:p>2022-12-07</text:p>
          </table:table-cell>
          <table:table-cell table:style-name="ce14" office:value-type="date" office:date-value="2022-12-08" calcext:value-type="date">
            <text:p>2022-12-08</text:p>
          </table:table-cell>
          <table:table-cell table:style-name="ce14" office:value-type="date" office:date-value="2022-12-09" calcext:value-type="date">
            <text:p>2022-12-09</text:p>
          </table:table-cell>
          <table:table-cell table:style-name="ce14" office:value-type="date" office:date-value="2022-12-10" calcext:value-type="date">
            <text:p>2022-12-10</text:p>
          </table:table-cell>
          <table:table-cell table:style-name="ce14" office:value-type="date" office:date-value="2022-12-11" calcext:value-type="date">
            <text:p>2022-12-11</text:p>
          </table:table-cell>
          <table:table-cell table:style-name="ce23" office:value-type="string" calcext:value-type="string">
            <text:p>Total Result</text:p>
          </table:table-cell>
          <table:table-cell/>
          <table:table-cell table:style-name="Default" office:value-type="string" calcext:value-type="string">
            <text:p>davinci</text:p>
          </table:table-cell>
          <table:table-cell table:style-name="Default" office:value-type="string" calcext:value-type="string">
            <text:p>curie</text:p>
          </table:table-cell>
          <table:table-cell table:style-name="Default" office:value-type="string" calcext:value-type="string">
            <text:p>Curie-ft</text:p>
          </table:table-cell>
        </table:table-row>
        <table:table-row table:style-name="ro1">
          <table:table-cell table:style-name="ce4" office:value-type="string" calcext:value-type="string">
            <text:p><text:s/>am_shakeel </text:p>
          </table:table-cell>
          <table:table-cell table:style-name="ce9"/>
          <table:table-cell table:style-name="ce15"/>
          <table:table-cell table:style-name="ce15" office:value-type="float" office:value="6452" calcext:value-type="float">
            <text:p>6452</text:p>
          </table:table-cell>
          <table:table-cell table:style-name="ce15"/>
          <table:table-cell table:style-name="ce18"/>
          <table:table-cell table:style-name="ce24" office:value-type="float" office:value="6452" calcext:value-type="float">
            <text:p>6452</text:p>
          </table:table-cell>
          <table:table-cell/>
          <table:table-cell table:formula="of:=[.G3]/1000*0.02" office:value-type="currency" office:currency="USD" office:value="0.12904" calcext:value-type="currency">
            <text:p>$0.13</text:p>
          </table:table-cell>
          <table:table-cell table:formula="of:=([.G3]/1000)*0.002" office:value-type="currency" office:currency="USD" office:value="0.012904" calcext:value-type="currency">
            <text:p>$0.01</text:p>
          </table:table-cell>
          <table:table-cell table:formula="of:=([.G3]/1000)*0.012" office:value-type="currency" office:currency="USD" office:value="0.077424" calcext:value-type="currency">
            <text:p>$0.08</text:p>
          </table:table-cell>
        </table:table-row>
        <table:table-row table:style-name="ro1">
          <table:table-cell office:value-type="string" calcext:value-type="string">
            <text:p><text:s/>amansingh.30025 </text:p>
          </table:table-cell>
          <table:table-cell table:number-columns-repeated="3"/>
          <table:table-cell office:value-type="float" office:value="3222" calcext:value-type="float">
            <text:p>3222</text:p>
          </table:table-cell>
          <table:table-cell/>
          <table:table-cell office:value-type="float" office:value="3222" calcext:value-type="float">
            <text:p>3222</text:p>
          </table:table-cell>
          <table:table-cell/>
          <table:table-cell table:formula="of:=[.G4]/1000*0.02" office:value-type="currency" office:currency="USD" office:value="0.06444" calcext:value-type="currency">
            <text:p>$0.06</text:p>
          </table:table-cell>
          <table:table-cell table:formula="of:=([.G4]/1000)*0.002" office:value-type="currency" office:currency="USD" office:value="0.006444" calcext:value-type="currency">
            <text:p>$0.01</text:p>
          </table:table-cell>
          <table:table-cell table:formula="of:=([.G4]/1000)*0.012" office:value-type="currency" office:currency="USD" office:value="0.038664" calcext:value-type="currency">
            <text:p>$0.04</text:p>
          </table:table-cell>
        </table:table-row>
        <table:table-row table:style-name="ro1">
          <table:table-cell office:value-type="string" calcext:value-type="string">
            <text:p><text:s/>anders.figenschow </text:p>
          </table:table-cell>
          <table:table-cell/>
          <table:table-cell office:value-type="float" office:value="3979" calcext:value-type="float">
            <text:p>3979</text:p>
          </table:table-cell>
          <table:table-cell table:number-columns-repeated="3"/>
          <table:table-cell office:value-type="float" office:value="3979" calcext:value-type="float">
            <text:p>3979</text:p>
          </table:table-cell>
          <table:table-cell/>
          <table:table-cell table:formula="of:=[.G5]/1000*0.02" office:value-type="currency" office:currency="USD" office:value="0.07958" calcext:value-type="currency">
            <text:p>$0.08</text:p>
          </table:table-cell>
          <table:table-cell table:formula="of:=([.G5]/1000)*0.002" office:value-type="currency" office:currency="USD" office:value="0.007958" calcext:value-type="currency">
            <text:p>$0.01</text:p>
          </table:table-cell>
          <table:table-cell table:formula="of:=([.G5]/1000)*0.012" office:value-type="currency" office:currency="USD" office:value="0.047748" calcext:value-type="currency">
            <text:p>$0.05</text:p>
          </table:table-cell>
        </table:table-row>
        <table:table-row table:style-name="ro1">
          <table:table-cell office:value-type="string" calcext:value-type="string">
            <text:p><text:s/>catwood2 </text:p>
          </table:table-cell>
          <table:table-cell table:number-columns-repeated="2"/>
          <table:table-cell office:value-type="float" office:value="3672" calcext:value-type="float">
            <text:p>3672</text:p>
          </table:table-cell>
          <table:table-cell table:number-columns-repeated="2"/>
          <table:table-cell office:value-type="float" office:value="3672" calcext:value-type="float">
            <text:p>3672</text:p>
          </table:table-cell>
          <table:table-cell/>
          <table:table-cell table:formula="of:=[.G6]/1000*0.02" office:value-type="currency" office:currency="USD" office:value="0.07344" calcext:value-type="currency">
            <text:p>$0.07</text:p>
          </table:table-cell>
          <table:table-cell table:formula="of:=([.G6]/1000)*0.002" office:value-type="currency" office:currency="USD" office:value="0.007344" calcext:value-type="currency">
            <text:p>$0.01</text:p>
          </table:table-cell>
          <table:table-cell table:formula="of:=([.G6]/1000)*0.012" office:value-type="currency" office:currency="USD" office:value="0.044064" calcext:value-type="currency">
            <text:p>$0.04</text:p>
          </table:table-cell>
        </table:table-row>
        <table:table-row table:style-name="ro1">
          <table:table-cell office:value-type="string" calcext:value-type="string">
            <text:p><text:s/>chrisp28103 </text:p>
          </table:table-cell>
          <table:table-cell table:number-columns-repeated="3"/>
          <table:table-cell office:value-type="float" office:value="1215" calcext:value-type="float">
            <text:p>1215</text:p>
          </table:table-cell>
          <table:table-cell/>
          <table:table-cell office:value-type="float" office:value="1215" calcext:value-type="float">
            <text:p>1215</text:p>
          </table:table-cell>
          <table:table-cell/>
          <table:table-cell table:formula="of:=[.G7]/1000*0.02" office:value-type="currency" office:currency="USD" office:value="0.0243" calcext:value-type="currency">
            <text:p>$0.02</text:p>
          </table:table-cell>
          <table:table-cell table:formula="of:=([.G7]/1000)*0.002" office:value-type="currency" office:currency="USD" office:value="0.00243" calcext:value-type="currency">
            <text:p>$0.00</text:p>
          </table:table-cell>
          <table:table-cell table:formula="of:=([.G7]/1000)*0.012" office:value-type="currency" office:currency="USD" office:value="0.01458" calcext:value-type="currency">
            <text:p>$0.01</text:p>
          </table:table-cell>
        </table:table-row>
        <table:table-row table:style-name="ro1">
          <table:table-cell office:value-type="string" calcext:value-type="string">
            <text:p><text:s/>Dolo </text:p>
          </table:table-cell>
          <table:table-cell table:number-columns-repeated="4"/>
          <table:table-cell table:number-columns-repeated="2" office:value-type="float" office:value="286" calcext:value-type="float">
            <text:p>286</text:p>
          </table:table-cell>
          <table:table-cell/>
          <table:table-cell table:formula="of:=[.G8]/1000*0.02" office:value-type="currency" office:currency="USD" office:value="0.00572" calcext:value-type="currency">
            <text:p>$0.01</text:p>
          </table:table-cell>
          <table:table-cell table:formula="of:=([.G8]/1000)*0.002" office:value-type="currency" office:currency="USD" office:value="0.000572" calcext:value-type="currency">
            <text:p>$0.00</text:p>
          </table:table-cell>
          <table:table-cell table:formula="of:=([.G8]/1000)*0.012" office:value-type="currency" office:currency="USD" office:value="0.003432" calcext:value-type="currency">
            <text:p>$0.00</text:p>
          </table:table-cell>
        </table:table-row>
        <table:table-row table:style-name="ro1">
          <table:table-cell office:value-type="string" calcext:value-type="string">
            <text:p><text:s/>edomessi </text:p>
          </table:table-cell>
          <table:table-cell table:number-columns-repeated="4"/>
          <table:table-cell table:number-columns-repeated="2" office:value-type="float" office:value="1130" calcext:value-type="float">
            <text:p>1130</text:p>
          </table:table-cell>
          <table:table-cell/>
          <table:table-cell table:formula="of:=[.G9]/1000*0.02" office:value-type="currency" office:currency="USD" office:value="0.0226" calcext:value-type="currency">
            <text:p>$0.02</text:p>
          </table:table-cell>
          <table:table-cell table:formula="of:=([.G9]/1000)*0.002" office:value-type="currency" office:currency="USD" office:value="0.00226" calcext:value-type="currency">
            <text:p>$0.00</text:p>
          </table:table-cell>
          <table:table-cell table:formula="of:=([.G9]/1000)*0.012" office:value-type="currency" office:currency="USD" office:value="0.01356" calcext:value-type="currency">
            <text:p>$0.01</text:p>
          </table:table-cell>
        </table:table-row>
        <table:table-row table:style-name="ro1">
          <table:table-cell office:value-type="string" calcext:value-type="string">
            <text:p><text:s/>erik.anderson 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 table:number-columns-repeated="2"/>
          <table:table-cell office:value-type="float" office:value="1644" calcext:value-type="float">
            <text:p>1644</text:p>
          </table:table-cell>
          <table:table-cell/>
          <table:table-cell table:formula="of:=[.G10]/1000*0.02" office:value-type="currency" office:currency="USD" office:value="0.03288" calcext:value-type="currency">
            <text:p>$0.03</text:p>
          </table:table-cell>
          <table:table-cell table:formula="of:=([.G10]/1000)*0.002" office:value-type="currency" office:currency="USD" office:value="0.003288" calcext:value-type="currency">
            <text:p>$0.00</text:p>
          </table:table-cell>
          <table:table-cell table:formula="of:=([.G10]/1000)*0.012" office:value-type="currency" office:currency="USD" office:value="0.019728" calcext:value-type="currency">
            <text:p>$0.02</text:p>
          </table:table-cell>
        </table:table-row>
        <table:table-row table:style-name="ro1">
          <table:table-cell office:value-type="string" calcext:value-type="string">
            <text:p><text:s/>jacebenson </text:p>
          </table:table-cell>
          <table:table-cell office:value-type="float" office:value="2375" calcext:value-type="float">
            <text:p>2375</text:p>
          </table:table-cell>
          <table:table-cell office:value-type="float" office:value="30912" calcext:value-type="float">
            <text:p>30912</text:p>
          </table:table-cell>
          <table:table-cell office:value-type="float" office:value="4872" calcext:value-type="float">
            <text:p>4872</text:p>
          </table:table-cell>
          <table:table-cell office:value-type="float" office:value="21227" calcext:value-type="float">
            <text:p>21227</text:p>
          </table:table-cell>
          <table:table-cell office:value-type="float" office:value="6211" calcext:value-type="float">
            <text:p>6211</text:p>
          </table:table-cell>
          <table:table-cell office:value-type="float" office:value="65597" calcext:value-type="float">
            <text:p>65597</text:p>
          </table:table-cell>
          <table:table-cell/>
          <table:table-cell table:formula="of:=[.G11]/1000*0.02" office:value-type="currency" office:currency="USD" office:value="1.31194" calcext:value-type="currency">
            <text:p>$1.31</text:p>
          </table:table-cell>
          <table:table-cell table:formula="of:=([.G11]/1000)*0.002" office:value-type="currency" office:currency="USD" office:value="0.131194" calcext:value-type="currency">
            <text:p>$0.13</text:p>
          </table:table-cell>
          <table:table-cell table:formula="of:=([.G11]/1000)*0.012" office:value-type="currency" office:currency="USD" office:value="0.787164" calcext:value-type="currency">
            <text:p>$0.79</text:p>
          </table:table-cell>
        </table:table-row>
        <table:table-row table:style-name="ro1">
          <table:table-cell office:value-type="string" calcext:value-type="string">
            <text:p><text:s/>jeffl </text:p>
          </table:table-cell>
          <table:table-cell/>
          <table:table-cell office:value-type="float" office:value="1107" calcext:value-type="float">
            <text:p>1107</text:p>
          </table:table-cell>
          <table:table-cell table:number-columns-repeated="3"/>
          <table:table-cell office:value-type="float" office:value="1107" calcext:value-type="float">
            <text:p>1107</text:p>
          </table:table-cell>
          <table:table-cell/>
          <table:table-cell table:formula="of:=[.G12]/1000*0.02" office:value-type="currency" office:currency="USD" office:value="0.02214" calcext:value-type="currency">
            <text:p>$0.02</text:p>
          </table:table-cell>
          <table:table-cell table:formula="of:=([.G12]/1000)*0.002" office:value-type="currency" office:currency="USD" office:value="0.002214" calcext:value-type="currency">
            <text:p>$0.00</text:p>
          </table:table-cell>
          <table:table-cell table:formula="of:=([.G12]/1000)*0.012" office:value-type="currency" office:currency="USD" office:value="0.013284" calcext:value-type="currency">
            <text:p>$0.01</text:p>
          </table:table-cell>
        </table:table-row>
        <table:table-row table:style-name="ro1">
          <table:table-cell office:value-type="string" calcext:value-type="string">
            <text:p><text:s/>kenny.g 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5968" calcext:value-type="float">
            <text:p>5968</text:p>
          </table:table-cell>
          <table:table-cell/>
          <table:table-cell office:value-type="float" office:value="6344" calcext:value-type="float">
            <text:p>6344</text:p>
          </table:table-cell>
          <table:table-cell/>
          <table:table-cell table:formula="of:=[.G13]/1000*0.02" office:value-type="currency" office:currency="USD" office:value="0.12688" calcext:value-type="currency">
            <text:p>$0.13</text:p>
          </table:table-cell>
          <table:table-cell table:formula="of:=([.G13]/1000)*0.002" office:value-type="currency" office:currency="USD" office:value="0.012688" calcext:value-type="currency">
            <text:p>$0.01</text:p>
          </table:table-cell>
          <table:table-cell table:formula="of:=([.G13]/1000)*0.012" office:value-type="currency" office:currency="USD" office:value="0.076128" calcext:value-type="currency">
            <text:p>$0.08</text:p>
          </table:table-cell>
        </table:table-row>
        <table:table-row table:style-name="ro1">
          <table:table-cell office:value-type="string" calcext:value-type="string">
            <text:p><text:s/>kevin.eldridge 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290" calcext:value-type="float">
            <text:p>290</text:p>
          </table:table-cell>
          <table:table-cell/>
          <table:table-cell table:formula="of:=[.G14]/1000*0.02" office:value-type="currency" office:currency="USD" office:value="0.0058" calcext:value-type="currency">
            <text:p>$0.01</text:p>
          </table:table-cell>
          <table:table-cell table:formula="of:=([.G14]/1000)*0.002" office:value-type="currency" office:currency="USD" office:value="0.00058" calcext:value-type="currency">
            <text:p>$0.00</text:p>
          </table:table-cell>
          <table:table-cell table:formula="of:=([.G14]/1000)*0.012" office:value-type="currency" office:currency="USD" office:value="0.00348" calcext:value-type="currency">
            <text:p>$0.00</text:p>
          </table:table-cell>
        </table:table-row>
        <table:table-row table:style-name="ro1">
          <table:table-cell office:value-type="string" calcext:value-type="string">
            <text:p><text:s/>max 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 table:number-columns-repeated="2"/>
          <table:table-cell office:value-type="float" office:value="2798" calcext:value-type="float">
            <text:p>2798</text:p>
          </table:table-cell>
          <table:table-cell/>
          <table:table-cell table:formula="of:=[.G15]/1000*0.02" office:value-type="currency" office:currency="USD" office:value="0.05596" calcext:value-type="currency">
            <text:p>$0.06</text:p>
          </table:table-cell>
          <table:table-cell table:formula="of:=([.G15]/1000)*0.002" office:value-type="currency" office:currency="USD" office:value="0.005596" calcext:value-type="currency">
            <text:p>$0.01</text:p>
          </table:table-cell>
          <table:table-cell table:formula="of:=([.G15]/1000)*0.012" office:value-type="currency" office:currency="USD" office:value="0.033576" calcext:value-type="currency">
            <text:p>$0.03</text:p>
          </table:table-cell>
        </table:table-row>
        <table:table-row table:style-name="ro1">
          <table:table-cell office:value-type="string" calcext:value-type="string">
            <text:p><text:s/>mb </text:p>
          </table:table-cell>
          <table:table-cell/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989" calcext:value-type="float">
            <text:p>989</text:p>
          </table:table-cell>
          <table:table-cell/>
          <table:table-cell table:formula="of:=[.G16]/1000*0.02" office:value-type="currency" office:currency="USD" office:value="0.01978" calcext:value-type="currency">
            <text:p>$0.02</text:p>
          </table:table-cell>
          <table:table-cell table:formula="of:=([.G16]/1000)*0.002" office:value-type="currency" office:currency="USD" office:value="0.001978" calcext:value-type="currency">
            <text:p>$0.00</text:p>
          </table:table-cell>
          <table:table-cell table:formula="of:=([.G16]/1000)*0.012" office:value-type="currency" office:currency="USD" office:value="0.011868" calcext:value-type="currency">
            <text:p>$0.01</text:p>
          </table:table-cell>
        </table:table-row>
        <table:table-row table:style-name="ro1">
          <table:table-cell office:value-type="string" calcext:value-type="string">
            <text:p><text:s/>mjonsson 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/>
          <table:table-cell table:formula="of:=[.G17]/1000*0.02" office:value-type="currency" office:currency="USD" office:value="0.00636" calcext:value-type="currency">
            <text:p>$0.01</text:p>
          </table:table-cell>
          <table:table-cell table:formula="of:=([.G17]/1000)*0.002" office:value-type="currency" office:currency="USD" office:value="0.000636" calcext:value-type="currency">
            <text:p>$0.00</text:p>
          </table:table-cell>
          <table:table-cell table:formula="of:=([.G17]/1000)*0.012" office:value-type="currency" office:currency="USD" office:value="0.003816" calcext:value-type="currency">
            <text:p>$0.00</text:p>
          </table:table-cell>
        </table:table-row>
        <table:table-row table:style-name="ro1">
          <table:table-cell office:value-type="string" calcext:value-type="string">
            <text:p><text:s/>rcastillo </text:p>
          </table:table-cell>
          <table:table-cell table:number-columns-repeated="2"/>
          <table:table-cell office:value-type="float" office:value="8888" calcext:value-type="float">
            <text:p>8888</text:p>
          </table:table-cell>
          <table:table-cell table:number-columns-repeated="2"/>
          <table:table-cell office:value-type="float" office:value="8888" calcext:value-type="float">
            <text:p>8888</text:p>
          </table:table-cell>
          <table:table-cell/>
          <table:table-cell table:formula="of:=[.G18]/1000*0.02" office:value-type="currency" office:currency="USD" office:value="0.17776" calcext:value-type="currency">
            <text:p>$0.18</text:p>
          </table:table-cell>
          <table:table-cell table:formula="of:=([.G18]/1000)*0.002" office:value-type="currency" office:currency="USD" office:value="0.017776" calcext:value-type="currency">
            <text:p>$0.02</text:p>
          </table:table-cell>
          <table:table-cell table:formula="of:=([.G18]/1000)*0.012" office:value-type="currency" office:currency="USD" office:value="0.106656" calcext:value-type="currency">
            <text:p>$0.11</text:p>
          </table:table-cell>
        </table:table-row>
        <table:table-row table:style-name="ro1">
          <table:table-cell office:value-type="string" calcext:value-type="string">
            <text:p><text:s/>scribe.monster </text:p>
          </table:table-cell>
          <table:table-cell/>
          <table:table-cell office:value-type="float" office:value="1257" calcext:value-type="float">
            <text:p>1257</text:p>
          </table:table-cell>
          <table:table-cell table:number-columns-repeated="3"/>
          <table:table-cell office:value-type="float" office:value="1257" calcext:value-type="float">
            <text:p>1257</text:p>
          </table:table-cell>
          <table:table-cell/>
          <table:table-cell table:formula="of:=[.G19]/1000*0.02" office:value-type="currency" office:currency="USD" office:value="0.02514" calcext:value-type="currency">
            <text:p>$0.03</text:p>
          </table:table-cell>
          <table:table-cell table:formula="of:=([.G19]/1000)*0.002" office:value-type="currency" office:currency="USD" office:value="0.002514" calcext:value-type="currency">
            <text:p>$0.00</text:p>
          </table:table-cell>
          <table:table-cell table:formula="of:=([.G19]/1000)*0.012" office:value-type="currency" office:currency="USD" office:value="0.015084" calcext:value-type="currency">
            <text:p>$0.02</text:p>
          </table:table-cell>
        </table:table-row>
        <table:table-row table:style-name="ro1">
          <table:table-cell office:value-type="string" calcext:value-type="string">
            <text:p><text:s/>shaoservicenow </text:p>
          </table:table-cell>
          <table:table-cell table:style-name="ce11"/>
          <table:table-cell table:style-name="ce16" table:number-columns-repeated="3"/>
          <table:table-cell table:style-name="ce20" office:value-type="float" office:value="439" calcext:value-type="float">
            <text:p>439</text:p>
          </table:table-cell>
          <table:table-cell table:style-name="ce26" office:value-type="float" office:value="439" calcext:value-type="float">
            <text:p>439</text:p>
          </table:table-cell>
          <table:table-cell/>
          <table:table-cell table:formula="of:=[.G20]/1000*0.02" office:value-type="currency" office:currency="USD" office:value="0.00878" calcext:value-type="currency">
            <text:p>$0.01</text:p>
          </table:table-cell>
          <table:table-cell table:formula="of:=([.G20]/1000)*0.002" office:value-type="currency" office:currency="USD" office:value="0.000878" calcext:value-type="currency">
            <text:p>$0.00</text:p>
          </table:table-cell>
          <table:table-cell table:formula="of:=([.G20]/1000)*0.012" office:value-type="currency" office:currency="USD" office:value="0.005268" calcext:value-type="currency">
            <text:p>$0.01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2375" calcext:value-type="float">
            <text:p>2375</text:p>
          </table:table-cell>
          <table:table-cell table:style-name="ce17" office:value-type="float" office:value="38534" calcext:value-type="float">
            <text:p>38534</text:p>
          </table:table-cell>
          <table:table-cell table:style-name="ce17" office:value-type="float" office:value="29020" calcext:value-type="float">
            <text:p>29020</text:p>
          </table:table-cell>
          <table:table-cell table:style-name="ce17" office:value-type="float" office:value="31632" calcext:value-type="float">
            <text:p>31632</text:p>
          </table:table-cell>
          <table:table-cell table:style-name="ce21" office:value-type="float" office:value="8066" calcext:value-type="float">
            <text:p>8066</text:p>
          </table:table-cell>
          <table:table-cell table:style-name="ce27" office:value-type="float" office:value="109627" calcext:value-type="float">
            <text:p>109627</text:p>
          </table:table-cell>
          <table:table-cell/>
          <table:table-cell table:formula="of:=[.G21]/1000*0.02" office:value-type="currency" office:currency="USD" office:value="2.19254" calcext:value-type="currency">
            <text:p>$2.19</text:p>
          </table:table-cell>
          <table:table-cell table:formula="of:=([.G21]/1000)*0.002" office:value-type="currency" office:currency="USD" office:value="0.219254" calcext:value-type="currency">
            <text:p>$0.22</text:p>
          </table:table-cell>
          <table:table-cell table:formula="of:=([.G21]/1000)*0.012" office:value-type="currency" office:currency="USD" office:value="1.315524" calcext:value-type="currency">
            <text:p>$1.32</text:p>
          </table:table-cell>
        </table:table-row>
      </table:table>
      <table:named-expressions/>
      <table:database-ranges>
        <table:database-range table:name="__Anonymous_Sheet_DB__0" table:target-range-address="usage.A1:usage.D851">
          <table:sort>
            <table:sort-by table:field-number="0" table:data-type="automatic"/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Pivot Table_usage_1'.A1:'Pivot Table_usage_1'.G21" table:buttons="'Pivot Table_usage_1'.A2 'Pivot Table_usage_1'.B1" table:show-filter-button="false" table:drill-down-on-double-click="false">
          <table:source-cell-range table:cell-range-address="usage.A1:usage.D420"/>
          <table:data-pilot-field table:source-field-name="User" table:orientation="row" table:used-hierarchy="0" table:function="auto">
            <table:data-pilot-level table:show-empty="false" calcext:repeat-item-labels="false">
              <table:data-pilot-members>
                <table:data-pilot-member table:name=" am_shakeel " table:display="true" table:show-details="true"/>
                <table:data-pilot-member table:name=" amansingh.30025 " table:display="true" table:show-details="true"/>
                <table:data-pilot-member table:name=" anders.figenschow " table:display="true" table:show-details="true"/>
                <table:data-pilot-member table:name=" catwood2 " table:display="true" table:show-details="true"/>
                <table:data-pilot-member table:name=" chrisp28103 " table:display="true" table:show-details="true"/>
                <table:data-pilot-member table:name=" Dolo " table:display="true" table:show-details="true"/>
                <table:data-pilot-member table:name=" edomessi " table:display="true" table:show-details="true"/>
                <table:data-pilot-member table:name=" erik.anderson " table:display="true" table:show-details="true"/>
                <table:data-pilot-member table:name=" jacebenson " table:display="true" table:show-details="true"/>
                <table:data-pilot-member table:name=" jeffl " table:display="true" table:show-details="true"/>
                <table:data-pilot-member table:name=" kenny.g " table:display="true" table:show-details="true"/>
                <table:data-pilot-member table:name=" kevin.eldridge " table:display="true" table:show-details="true"/>
                <table:data-pilot-member table:name=" max " table:display="true" table:show-details="true"/>
                <table:data-pilot-member table:name=" mb " table:display="true" table:show-details="true"/>
                <table:data-pilot-member table:name=" mjonsson " table:display="true" table:show-details="true"/>
                <table:data-pilot-member table:name=" rcastillo " table:display="true" table:show-details="true"/>
                <table:data-pilot-member table:name=" scribe.monster " table:display="true" table:show-details="true"/>
                <table:data-pilot-member table:name=" shaoservicenow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column" table:used-hierarchy="0" table:function="auto">
            <table:data-pilot-level table:show-empty="false" calcext:repeat-item-labels="false">
              <table:data-pilot-members>
                <table:data-pilot-member table:name="2022-12-07" table:display="true" table:show-details="true"/>
                <table:data-pilot-member table:name="2022-12-08" table:display="true" table:show-details="true"/>
                <table:data-pilot-member table:name="2022-12-09" table:display="true" table:show-details="true"/>
                <table:data-pilot-member table:name="2022-12-10" table:display="true" table:show-details="true"/>
                <table:data-pilot-member table:name="2022-12-1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kens" table:orientation="data" table:used-hierarchy="0" table:function="sum">
            <table:data-pilot-level table:show-empty="false" calcext:repeat-item-labels="false">
              <table:data-pilot-members>
                <table:data-pilot-member table:name="29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94" table:display="true" table:show-details="true"/>
                <table:data-pilot-member table:name="95" table:display="true" table:show-details="true"/>
                <table:data-pilot-member table:name="96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99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4" table:display="true" table:show-details="true"/>
                <table:data-pilot-member table:name="106" table:display="true" table:show-details="true"/>
                <table:data-pilot-member table:name="107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2" table:display="true" table:show-details="true"/>
                <table:data-pilot-member table:name="113" table:display="true" table:show-details="true"/>
                <table:data-pilot-member table:name="114" table:display="true" table:show-details="true"/>
                <table:data-pilot-member table:name="115" table:display="true" table:show-details="true"/>
                <table:data-pilot-member table:name="119" table:display="true" table:show-details="true"/>
                <table:data-pilot-member table:name="120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4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8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6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2" table:display="true" table:show-details="true"/>
                <table:data-pilot-member table:name="143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0" table:display="true" table:show-details="true"/>
                <table:data-pilot-member table:name="152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8" table:display="true" table:show-details="true"/>
                <table:data-pilot-member table:name="159" table:display="true" table:show-details="true"/>
                <table:data-pilot-member table:name="161" table:display="true" table:show-details="true"/>
                <table:data-pilot-member table:name="163" table:display="true" table:show-details="true"/>
                <table:data-pilot-member table:name="165" table:display="true" table:show-details="true"/>
                <table:data-pilot-member table:name="167" table:display="true" table:show-details="true"/>
                <table:data-pilot-member table:name="171" table:display="true" table:show-details="true"/>
                <table:data-pilot-member table:name="172" table:display="true" table:show-details="true"/>
                <table:data-pilot-member table:name="173" table:display="true" table:show-details="true"/>
                <table:data-pilot-member table:name="175" table:display="true" table:show-details="true"/>
                <table:data-pilot-member table:name="178" table:display="true" table:show-details="true"/>
                <table:data-pilot-member table:name="179" table:display="true" table:show-details="true"/>
                <table:data-pilot-member table:name="181" table:display="true" table:show-details="true"/>
                <table:data-pilot-member table:name="182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6" table:display="true" table:show-details="true"/>
                <table:data-pilot-member table:name="187" table:display="true" table:show-details="true"/>
                <table:data-pilot-member table:name="189" table:display="true" table:show-details="true"/>
                <table:data-pilot-member table:name="190" table:display="true" table:show-details="true"/>
                <table:data-pilot-member table:name="191" table:display="true" table:show-details="true"/>
                <table:data-pilot-member table:name="192" table:display="true" table:show-details="true"/>
                <table:data-pilot-member table:name="193" table:display="true" table:show-details="true"/>
                <table:data-pilot-member table:name="194" table:display="true" table:show-details="true"/>
                <table:data-pilot-member table:name="195" table:display="true" table:show-details="true"/>
                <table:data-pilot-member table:name="196" table:display="true" table:show-details="true"/>
                <table:data-pilot-member table:name="197" table:display="true" table:show-details="true"/>
                <table:data-pilot-member table:name="198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07" table:display="true" table:show-details="true"/>
                <table:data-pilot-member table:name="208" table:display="true" table:show-details="true"/>
                <table:data-pilot-member table:name="211" table:display="true" table:show-details="true"/>
                <table:data-pilot-member table:name="212" table:display="true" table:show-details="true"/>
                <table:data-pilot-member table:name="216" table:display="true" table:show-details="true"/>
                <table:data-pilot-member table:name="218" table:display="true" table:show-details="true"/>
                <table:data-pilot-member table:name="219" table:display="true" table:show-details="true"/>
                <table:data-pilot-member table:name="220" table:display="true" table:show-details="true"/>
                <table:data-pilot-member table:name="221" table:display="true" table:show-details="true"/>
                <table:data-pilot-member table:name="222" table:display="true" table:show-details="true"/>
                <table:data-pilot-member table:name="223" table:display="true" table:show-details="true"/>
                <table:data-pilot-member table:name="224" table:display="true" table:show-details="true"/>
                <table:data-pilot-member table:name="226" table:display="true" table:show-details="true"/>
                <table:data-pilot-member table:name="234" table:display="true" table:show-details="true"/>
                <table:data-pilot-member table:name="235" table:display="true" table:show-details="true"/>
                <table:data-pilot-member table:name="236" table:display="true" table:show-details="true"/>
                <table:data-pilot-member table:name="237" table:display="true" table:show-details="true"/>
                <table:data-pilot-member table:name="239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45" table:display="true" table:show-details="true"/>
                <table:data-pilot-member table:name="249" table:display="true" table:show-details="true"/>
                <table:data-pilot-member table:name="251" table:display="true" table:show-details="true"/>
                <table:data-pilot-member table:name="253" table:display="true" table:show-details="true"/>
                <table:data-pilot-member table:name="261" table:display="true" table:show-details="true"/>
                <table:data-pilot-member table:name="262" table:display="true" table:show-details="true"/>
                <table:data-pilot-member table:name="263" table:display="true" table:show-details="true"/>
                <table:data-pilot-member table:name="273" table:display="true" table:show-details="true"/>
                <table:data-pilot-member table:name="274" table:display="true" table:show-details="true"/>
                <table:data-pilot-member table:name="275" table:display="true" table:show-details="true"/>
                <table:data-pilot-member table:name="277" table:display="true" table:show-details="true"/>
                <table:data-pilot-member table:name="279" table:display="true" table:show-details="true"/>
                <table:data-pilot-member table:name="283" table:display="true" table:show-details="true"/>
                <table:data-pilot-member table:name="286" table:display="true" table:show-details="true"/>
                <table:data-pilot-member table:name="288" table:display="true" table:show-details="true"/>
                <table:data-pilot-member table:name="291" table:display="true" table:show-details="true"/>
                <table:data-pilot-member table:name="292" table:display="true" table:show-details="true"/>
                <table:data-pilot-member table:name="298" table:display="true" table:show-details="true"/>
                <table:data-pilot-member table:name="305" table:display="true" table:show-details="true"/>
                <table:data-pilot-member table:name="308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2" table:display="true" table:show-details="true"/>
                <table:data-pilot-member table:name="315" table:display="true" table:show-details="true"/>
                <table:data-pilot-member table:name="316" table:display="true" table:show-details="true"/>
                <table:data-pilot-member table:name="317" table:display="true" table:show-details="true"/>
                <table:data-pilot-member table:name="324" table:display="true" table:show-details="true"/>
                <table:data-pilot-member table:name="328" table:display="true" table:show-details="true"/>
                <table:data-pilot-member table:name="329" table:display="true" table:show-details="true"/>
                <table:data-pilot-member table:name="330" table:display="true" table:show-details="true"/>
                <table:data-pilot-member table:name="334" table:display="true" table:show-details="true"/>
                <table:data-pilot-member table:name="337" table:display="true" table:show-details="true"/>
                <table:data-pilot-member table:name="338" table:display="true" table:show-details="true"/>
                <table:data-pilot-member table:name="339" table:display="true" table:show-details="true"/>
                <table:data-pilot-member table:name="350" table:display="true" table:show-details="true"/>
                <table:data-pilot-member table:name="351" table:display="true" table:show-details="true"/>
                <table:data-pilot-member table:name="352" table:display="true" table:show-details="true"/>
                <table:data-pilot-member table:name="353" table:display="true" table:show-details="true"/>
                <table:data-pilot-member table:name="357" table:display="true" table:show-details="true"/>
                <table:data-pilot-member table:name="362" table:display="true" table:show-details="true"/>
                <table:data-pilot-member table:name="365" table:display="true" table:show-details="true"/>
                <table:data-pilot-member table:name="376" table:display="true" table:show-details="true"/>
                <table:data-pilot-member table:name="377" table:display="true" table:show-details="true"/>
                <table:data-pilot-member table:name="387" table:display="true" table:show-details="true"/>
                <table:data-pilot-member table:name="389" table:display="true" table:show-details="true"/>
                <table:data-pilot-member table:name="394" table:display="true" table:show-details="true"/>
                <table:data-pilot-member table:name="396" table:display="true" table:show-details="true"/>
                <table:data-pilot-member table:name="410" table:display="true" table:show-details="true"/>
                <table:data-pilot-member table:name="412" table:display="true" table:show-details="true"/>
                <table:data-pilot-member table:name="413" table:display="true" table:show-details="true"/>
                <table:data-pilot-member table:name="414" table:display="true" table:show-details="true"/>
                <table:data-pilot-member table:name="416" table:display="true" table:show-details="true"/>
                <table:data-pilot-member table:name="417" table:display="true" table:show-details="true"/>
                <table:data-pilot-member table:name="418" table:display="true" table:show-details="true"/>
                <table:data-pilot-member table:name="420" table:display="true" table:show-details="true"/>
                <table:data-pilot-member table:name="423" table:display="true" table:show-details="true"/>
                <table:data-pilot-member table:name="424" table:display="true" table:show-details="true"/>
                <table:data-pilot-member table:name="429" table:display="true" table:show-details="true"/>
                <table:data-pilot-member table:name="432" table:display="true" table:show-details="true"/>
                <table:data-pilot-member table:name="433" table:display="true" table:show-details="true"/>
                <table:data-pilot-member table:name="438" table:display="true" table:show-details="true"/>
                <table:data-pilot-member table:name="440" table:display="true" table:show-details="true"/>
                <table:data-pilot-member table:name="449" table:display="true" table:show-details="true"/>
                <table:data-pilot-member table:name="453" table:display="true" table:show-details="true"/>
                <table:data-pilot-member table:name="463" table:display="true" table:show-details="true"/>
                <table:data-pilot-member table:name="467" table:display="true" table:show-details="true"/>
                <table:data-pilot-member table:name="474" table:display="true" table:show-details="true"/>
                <table:data-pilot-member table:name="475" table:display="true" table:show-details="true"/>
                <table:data-pilot-member table:name="476" table:display="true" table:show-details="true"/>
                <table:data-pilot-member table:name="478" table:display="true" table:show-details="true"/>
                <table:data-pilot-member table:name="480" table:display="true" table:show-details="true"/>
                <table:data-pilot-member table:name="484" table:display="true" table:show-details="true"/>
                <table:data-pilot-member table:name="485" table:display="true" table:show-details="true"/>
                <table:data-pilot-member table:name="486" table:display="true" table:show-details="true"/>
                <table:data-pilot-member table:name="490" table:display="true" table:show-details="true"/>
                <table:data-pilot-member table:name="508" table:display="true" table:show-details="true"/>
                <table:data-pilot-member table:name="545" table:display="true" table:show-details="true"/>
                <table:data-pilot-member table:name="548" table:display="true" table:show-details="true"/>
                <table:data-pilot-member table:name="558" table:display="true" table:show-details="true"/>
                <table:data-pilot-member table:name="582" table:display="true" table:show-details="true"/>
                <table:data-pilot-member table:name="583" table:display="true" table:show-details="true"/>
                <table:data-pilot-member table:name="585" table:display="true" table:show-details="true"/>
                <table:data-pilot-member table:name="590" table:display="true" table:show-details="true"/>
                <table:data-pilot-member table:name="597" table:display="true" table:show-details="true"/>
                <table:data-pilot-member table:name="600" table:display="true" table:show-details="true"/>
                <table:data-pilot-member table:name="608" table:display="true" table:show-details="true"/>
                <table:data-pilot-member table:name="625" table:display="true" table:show-details="true"/>
                <table:data-pilot-member table:name="630" table:display="true" table:show-details="true"/>
                <table:data-pilot-member table:name="632" table:display="true" table:show-details="true"/>
                <table:data-pilot-member table:name="633" table:display="true" table:show-details="true"/>
                <table:data-pilot-member table:name="634" table:display="true" table:show-details="true"/>
                <table:data-pilot-member table:name="645" table:display="true" table:show-details="true"/>
                <table:data-pilot-member table:name="672" table:display="true" table:show-details="true"/>
                <table:data-pilot-member table:name="719" table:display="true" table:show-details="true"/>
                <table:data-pilot-member table:name="834" table:display="true" table:show-details="true"/>
                <table:data-pilot-member table:name="838" table:display="true" table:show-details="true"/>
                <table:data-pilot-member table:name="933" table:display="true" table:show-details="true"/>
                <table:data-pilot-member table:name="1009" table:display="true" table:show-details="true"/>
                <table:data-pilot-member table:name="1044" table:display="true" table:show-details="true"/>
                <table:data-pilot-member table:name="1050" table:display="true" table:show-details="true"/>
                <table:data-pilot-member table:name="1086" table:display="true" table:show-details="true"/>
                <table:data-pilot-member table:name="1357" table:display="true" table:show-details="true"/>
                <table:data-pilot-member table:name="1374" table:display="true" table:show-details="true"/>
                <table:data-pilot-member table:name="1381" table:display="true" table:show-details="true"/>
                <table:data-pilot-member table:name="1592" table:display="true" table:show-details="true"/>
                <table:data-pilot-member table:name="2459" table:display="true" table:show-details="true"/>
                <table:data-pilot-member table:name="3324" table:display="true" table:show-details="true"/>
                <table:data-pilot-member table:name="365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2T00:07:18.630020771</dc:date>
    <meta:editing-duration>PT3H26M24S</meta:editing-duration>
    <meta:editing-cycles>1</meta:editing-cycles>
    <meta:document-statistic meta:table-count="2" meta:cell-count="1815" meta:object-count="0"/>
    <meta:generator>LibreOffice/7.3.7.2$Linux_X86_64 LibreOffice_project/30$Build-2</meta:generator>
  </office:meta>
</office:document-meta>
</file>